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text-properties fo:font-size="12pt" fo:language="it" fo:country="IT" officeooo:rsid="00f9b065" officeooo:paragraph-rsid="00f9b065" style:font-size-asian="12pt"/>
    </style:style>
    <style:style style:name="P82" style:family="paragraph" style:parent-style-name="Standard">
      <style:paragraph-properties fo:line-height="100%"/>
      <style:text-properties fo:font-size="12pt" fo:language="it" fo:country="IT" fo:font-weight="bold" style:font-size-asian="12pt" style:font-weight-asian="bold"/>
    </style:style>
    <style:style style:name="P8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5" style:family="paragraph" style:parent-style-name="Standard">
      <style:text-properties fo:language="it" fo:country="IT"/>
    </style:style>
    <style:style style:name="P86" style:family="paragraph" style:parent-style-name="Standard">
      <style:paragraph-properties fo:text-align="justify" style:justify-single-word="false"/>
      <style:text-properties fo:language="it" fo:country="IT" officeooo:paragraph-rsid="0025c206"/>
    </style:style>
    <style:style style:name="P87" style:family="paragraph" style:parent-style-name="Standard">
      <style:paragraph-properties fo:line-height="100%"/>
      <style:text-properties fo:language="it" fo:country="IT"/>
    </style:style>
    <style:style style:name="P88" style:family="paragraph" style:parent-style-name="Standard">
      <style:paragraph-properties fo:line-height="100%" fo:text-align="center" style:justify-single-word="false"/>
      <style:text-properties fo:language="it" fo:country="IT"/>
    </style:style>
    <style:style style:name="P89" style:family="paragraph" style:parent-style-name="Standard">
      <style:text-properties fo:font-size="16pt" fo:language="it" fo:country="IT" fo:font-weight="bold" style:font-size-asian="16pt" style:font-weight-asian="bold"/>
    </style:style>
    <style:style style:name="P9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8" style:family="paragraph" style:parent-style-name="Standard">
      <style:paragraph-properties fo:line-height="100%"/>
      <style:text-properties fo:color="#1a1a1a"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0"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1" style:family="paragraph" style:parent-style-name="Standard">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Heading_20_2">
      <style:paragraph-properties fo:margin-left="0cm" fo:margin-right="0cm" fo:text-indent="0cm" style:auto-text-indent="false"/>
      <style:text-properties fo:font-size="14pt" fo:language="it" fo:country="IT" style:font-size-asian="14pt"/>
    </style:style>
    <style:style style:name="P14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4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4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50" style:family="paragraph" style:parent-style-name="Heading_20_2">
      <style:paragraph-properties fo:margin-left="0cm" fo:margin-right="0cm" fo:text-indent="0cm" style:auto-text-indent="false"/>
      <style:text-properties fo:color="#1a1a1a" fo:font-size="14pt" fo:language="it" fo:country="IT" officeooo:paragraph-rsid="010afe71" style:font-size-asian="14pt"/>
    </style:style>
    <style:style style:name="P15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52" style:family="paragraph" style:parent-style-name="Standard" style:master-page-name="Standard">
      <style:paragraph-properties style:page-number="auto"/>
      <style:text-properties fo:language="it" fo:country="IT"/>
    </style:style>
    <style:style style:name="P153" style:family="paragraph" style:parent-style-name="Standard" style:list-style-name="L1">
      <style:text-properties officeooo:rsid="003ab044" officeooo:paragraph-rsid="003ab044"/>
    </style:style>
    <style:style style:name="P154"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55"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6"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7"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8" style:family="paragraph" style:parent-style-name="Standard" style:list-style-name="L3">
      <style:text-properties officeooo:paragraph-rsid="0060f63e"/>
    </style:style>
    <style:style style:name="P159" style:family="paragraph" style:parent-style-name="Standard" style:list-style-name="L3">
      <style:text-properties fo:font-size="12pt" fo:language="it" fo:country="IT" officeooo:rsid="00599f94" officeooo:paragraph-rsid="00599f94" style:font-size-asian="12pt"/>
    </style:style>
    <style:style style:name="P160" style:family="paragraph" style:parent-style-name="Standard" style:list-style-name="L3">
      <style:text-properties fo:font-size="12pt" fo:language="it" fo:country="IT" officeooo:rsid="0059f2e2" officeooo:paragraph-rsid="0059f2e2" style:font-size-asian="12pt"/>
    </style:style>
    <style:style style:name="P161" style:family="paragraph" style:parent-style-name="Standard" style:list-style-name="L3">
      <style:text-properties fo:font-size="12pt" fo:language="it" fo:country="IT" officeooo:rsid="005bafc5" officeooo:paragraph-rsid="005bafc5" style:font-size-asian="12pt"/>
    </style:style>
    <style:style style:name="P162" style:family="paragraph" style:parent-style-name="Standard" style:list-style-name="L3">
      <style:text-properties fo:font-size="12pt" fo:language="it" fo:country="IT" officeooo:rsid="005ed7f0" officeooo:paragraph-rsid="005ed7f0" style:font-size-asian="12pt"/>
    </style:style>
    <style:style style:name="P163" style:family="paragraph" style:parent-style-name="Standard" style:list-style-name="L4">
      <style:text-properties fo:font-size="12pt" fo:language="it" fo:country="IT" officeooo:rsid="00a50545" officeooo:paragraph-rsid="00a50545" style:font-size-asian="12pt"/>
    </style:style>
    <style:style style:name="P164" style:family="paragraph" style:parent-style-name="Standard" style:list-style-name="L5">
      <style:text-properties fo:font-size="12pt" fo:language="it" fo:country="IT" officeooo:rsid="00c415f9" officeooo:paragraph-rsid="00c415f9" style:font-size-asian="12pt"/>
    </style:style>
    <style:style style:name="P165" style:family="paragraph" style:parent-style-name="Standard" style:list-style-name="L5">
      <style:text-properties fo:font-size="12pt" fo:language="it" fo:country="IT" officeooo:rsid="00c6123b" officeooo:paragraph-rsid="00c6123b" style:font-size-asian="12pt"/>
    </style:style>
    <style:style style:name="P166" style:family="paragraph" style:parent-style-name="Standard" style:list-style-name="L5">
      <style:text-properties fo:font-size="12pt" fo:language="it" fo:country="IT" officeooo:rsid="00cfb86a" officeooo:paragraph-rsid="00cfb86a" style:font-size-asian="12pt"/>
    </style:style>
    <style:style style:name="P167" style:family="paragraph" style:parent-style-name="Standard" style:list-style-name="L6">
      <style:text-properties fo:font-size="12pt" fo:language="it" fo:country="IT" officeooo:rsid="00d5d1cc" officeooo:paragraph-rsid="00d5d1cc" style:font-size-asian="12pt"/>
    </style:style>
    <style:style style:name="P168" style:family="paragraph" style:parent-style-name="Standard" style:list-style-name="L4">
      <style:text-properties officeooo:paragraph-rsid="00a7f79b"/>
    </style:style>
    <style:style style:name="P169" style:family="paragraph" style:parent-style-name="Standard" style:list-style-name="L4">
      <style:text-properties officeooo:paragraph-rsid="00ac1d34"/>
    </style:style>
    <style:style style:name="P170" style:family="paragraph" style:parent-style-name="Standard" style:list-style-name="L4">
      <style:text-properties officeooo:rsid="00b56347" officeooo:paragraph-rsid="00b56347"/>
    </style:style>
    <style:style style:name="P171" style:family="paragraph" style:parent-style-name="Standard">
      <style:paragraph-properties fo:line-height="100%"/>
    </style:style>
    <style:style style:name="P172" style:family="paragraph" style:parent-style-name="Standard">
      <style:paragraph-properties fo:line-height="100%"/>
      <style:text-properties officeooo:paragraph-rsid="01045fc0"/>
    </style:style>
    <style:style style:name="P173" style:family="paragraph" style:parent-style-name="Standard">
      <style:paragraph-properties fo:line-height="100%"/>
      <style:text-properties officeooo:paragraph-rsid="0105986d"/>
    </style:style>
    <style:style style:name="P174" style:family="paragraph" style:parent-style-name="Standard">
      <style:paragraph-properties fo:line-height="100%"/>
      <style:text-properties officeooo:paragraph-rsid="01093627"/>
    </style:style>
    <style:style style:name="P175" style:family="paragraph" style:parent-style-name="Standard">
      <style:paragraph-properties fo:line-height="100%"/>
      <style:text-properties officeooo:paragraph-rsid="010afe71"/>
    </style:style>
    <style:style style:name="P176" style:family="paragraph" style:parent-style-name="Standard">
      <style:paragraph-properties fo:line-height="100%"/>
      <style:text-properties officeooo:paragraph-rsid="010c2c3b"/>
    </style:style>
    <style:style style:name="P17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7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7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8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8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8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8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8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85" style:family="paragraph" style:parent-style-name="Standard">
      <style:paragraph-properties fo:line-height="100%"/>
      <style:text-properties fo:color="#1a1a1a" fo:font-size="12pt" fo:language="it" fo:country="IT" fo:font-weight="bold" officeooo:rsid="01076be7" officeooo:paragraph-rsid="010afe71" style:font-size-asian="12pt" style:font-weight-asian="bold"/>
    </style:style>
    <style:style style:name="P186" style:family="paragraph" style:parent-style-name="Standard">
      <style:paragraph-properties fo:line-height="100%"/>
      <style:text-properties fo:color="#1a1a1a" fo:font-size="12pt" fo:language="it" fo:country="IT" fo:font-weight="bold" officeooo:rsid="010afe71" officeooo:paragraph-rsid="010afe71" style:font-size-asian="12pt" style:font-weight-asian="bold"/>
    </style:style>
    <style:style style:name="P187" style:family="paragraph" style:parent-style-name="Standard">
      <style:paragraph-properties fo:line-height="100%"/>
      <style:text-properties fo:color="#1a1a1a" fo:font-size="12pt" fo:language="it" fo:country="IT" officeooo:rsid="01038c61" officeooo:paragraph-rsid="01038c61" style:font-size-asian="12pt"/>
    </style:style>
    <style:style style:name="P188" style:family="paragraph" style:parent-style-name="Standard">
      <style:paragraph-properties fo:line-height="100%"/>
      <style:text-properties fo:color="#1a1a1a" fo:font-size="12pt" fo:language="it" fo:country="IT" officeooo:rsid="0105986d" officeooo:paragraph-rsid="0105986d" style:font-size-asian="12pt"/>
    </style:style>
    <style:style style:name="P189" style:family="paragraph" style:parent-style-name="Standard">
      <style:paragraph-properties fo:line-height="100%"/>
      <style:text-properties fo:color="#1a1a1a" fo:font-size="12pt" fo:language="it" fo:country="IT" officeooo:rsid="0105986d" officeooo:paragraph-rsid="01093627" style:font-size-asian="12pt"/>
    </style:style>
    <style:style style:name="P190" style:family="paragraph" style:parent-style-name="Standard">
      <style:paragraph-properties fo:line-height="100%"/>
      <style:text-properties fo:color="#1a1a1a" fo:font-size="12pt" fo:language="it" fo:country="IT" officeooo:rsid="0105986d" officeooo:paragraph-rsid="010c2c3b" style:font-size-asian="12pt"/>
    </style:style>
    <style:style style:name="P191" style:family="paragraph" style:parent-style-name="Standard">
      <style:paragraph-properties fo:line-height="100%"/>
      <style:text-properties fo:color="#1a1a1a" fo:font-size="12pt" fo:language="it" fo:country="IT" officeooo:rsid="01076be7" officeooo:paragraph-rsid="01076be7" style:font-size-asian="12pt"/>
    </style:style>
    <style:style style:name="P192" style:family="paragraph" style:parent-style-name="Standard">
      <style:paragraph-properties fo:line-height="100%"/>
      <style:text-properties fo:color="#1a1a1a" fo:font-size="12pt" fo:language="it" fo:country="IT" officeooo:rsid="01076be7" officeooo:paragraph-rsid="010afe71" style:font-size-asian="12pt"/>
    </style:style>
    <style:style style:name="P193" style:family="paragraph" style:parent-style-name="Standard">
      <style:paragraph-properties fo:line-height="100%"/>
      <style:text-properties fo:color="#1a1a1a" fo:font-size="12pt" fo:language="it" fo:country="IT" officeooo:rsid="01093627" officeooo:paragraph-rsid="01093627" style:font-size-asian="12pt"/>
    </style:style>
    <style:style style:name="P194" style:family="paragraph" style:parent-style-name="Standard">
      <style:paragraph-properties fo:line-height="100%"/>
      <style:text-properties fo:color="#1a1a1a" fo:font-size="12pt" fo:language="it" fo:country="IT" officeooo:rsid="010afe71" officeooo:paragraph-rsid="010afe71" style:font-size-asian="12pt"/>
    </style:style>
    <style:style style:name="P195" style:family="paragraph" style:parent-style-name="Standard">
      <style:paragraph-properties fo:line-height="100%"/>
      <style:text-properties fo:color="#1a1a1a" fo:font-size="12pt" fo:language="it" fo:country="IT" officeooo:rsid="010c2c3b" officeooo:paragraph-rsid="010c2c3b" style:font-size-asian="12pt"/>
    </style:style>
    <style:style style:name="P19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9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9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9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20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201" style:family="paragraph" style:parent-style-name="Standard">
      <style:paragraph-properties fo:line-height="100%" fo:text-align="center" style:justify-single-word="false"/>
      <style:text-properties fo:language="it" fo:country="IT" officeooo:paragraph-rsid="01045fc0"/>
    </style:style>
    <style:style style:name="P202" style:family="paragraph" style:parent-style-name="Standard">
      <style:paragraph-properties fo:line-height="100%" fo:text-align="center" style:justify-single-word="false"/>
      <style:text-properties fo:language="it" fo:country="IT" officeooo:paragraph-rsid="0105986d"/>
    </style:style>
    <style:style style:name="P203" style:family="paragraph" style:parent-style-name="Standard">
      <style:paragraph-properties fo:line-height="100%" fo:text-align="center" style:justify-single-word="false"/>
      <style:text-properties fo:language="it" fo:country="IT" officeooo:paragraph-rsid="01093627"/>
    </style:style>
    <style:style style:name="P204" style:family="paragraph" style:parent-style-name="Standard">
      <style:paragraph-properties fo:line-height="100%" fo:text-align="center" style:justify-single-word="false"/>
      <style:text-properties fo:language="it" fo:country="IT" officeooo:paragraph-rsid="010afe71"/>
    </style:style>
    <style:style style:name="P205" style:family="paragraph" style:parent-style-name="Standard">
      <style:paragraph-properties fo:line-height="100%" fo:text-align="center" style:justify-single-word="false"/>
      <style:text-properties fo:language="it" fo:country="IT" officeooo:paragraph-rsid="010c2c3b"/>
    </style:style>
    <style:style style:name="P206" style:family="paragraph" style:parent-style-name="Standard">
      <style:paragraph-properties fo:line-height="100%"/>
      <style:text-properties officeooo:rsid="010afe71" officeooo:paragraph-rsid="010afe71"/>
    </style:style>
    <style:style style:name="P207" style:family="paragraph" style:parent-style-name="Standard">
      <style:paragraph-properties fo:line-height="100%"/>
      <style:text-properties officeooo:rsid="010c2c3b" officeooo:paragraph-rsid="010c2c3b"/>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fo:font-size="11pt" style:font-size-asian="11pt"/>
    </style:style>
    <style:style style:name="T85"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8" style:family="text">
      <style:text-properties fo:color="#1a1a1a" style:font-name="Times New Roman" fo:font-size="12pt" fo:language="it" fo:country="IT" fo:font-weight="bold" officeooo:rsid="010afe71" style:font-name-asian="SimSun" style:font-size-asian="12pt" style:language-asian="en" style:country-asian="GB" style:font-weight-asian="bold" style:font-name-complex="Times New Roman1"/>
    </style:style>
    <style:style style:name="T8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1" style:family="text">
      <style:text-properties fo:font-weight="bold" style:font-weight-asian="bold" style:font-weight-complex="bold"/>
    </style:style>
    <style:style style:name="T92" style:family="text">
      <style:text-properties fo:font-weight="bold" officeooo:rsid="003044c4" style:font-weight-asian="bold" style:font-weight-complex="bold"/>
    </style:style>
    <style:style style:name="T93" style:family="text">
      <style:text-properties fo:font-weight="bold" officeooo:rsid="003aa809" style:font-weight-asian="bold" style:font-weight-complex="bold"/>
    </style:style>
    <style:style style:name="T94" style:family="text">
      <style:text-properties officeooo:rsid="002b5a04"/>
    </style:style>
    <style:style style:name="T95" style:family="text">
      <style:text-properties fo:language="it" fo:country="IT"/>
    </style:style>
    <style:style style:name="T96" style:family="text">
      <style:text-properties officeooo:rsid="002fdc84"/>
    </style:style>
    <style:style style:name="T97" style:family="text">
      <style:text-properties officeooo:rsid="00308d21"/>
    </style:style>
    <style:style style:name="T98" style:family="text">
      <style:text-properties officeooo:rsid="003156ed"/>
    </style:style>
    <style:style style:name="T99" style:family="text">
      <style:text-properties officeooo:rsid="0032c51c"/>
    </style:style>
    <style:style style:name="T100" style:family="text">
      <style:text-properties officeooo:rsid="00343c56"/>
    </style:style>
    <style:style style:name="T101" style:family="text">
      <style:text-properties text:display="none"/>
    </style:style>
    <style:style style:name="T102" style:family="text">
      <style:text-properties officeooo:rsid="003eb34f"/>
    </style:style>
    <style:style style:name="T103" style:family="text">
      <style:text-properties officeooo:rsid="00450295"/>
    </style:style>
    <style:style style:name="T104" style:family="text">
      <style:text-properties officeooo:rsid="004707ad"/>
    </style:style>
    <style:style style:name="T105" style:family="text">
      <style:text-properties officeooo:rsid="004a0f04"/>
    </style:style>
    <style:style style:name="T106" style:family="text">
      <style:text-properties officeooo:rsid="004c8ae2"/>
    </style:style>
    <style:style style:name="T107" style:family="text">
      <style:text-properties officeooo:rsid="004d8d2a"/>
    </style:style>
    <style:style style:name="T108" style:family="text">
      <style:text-properties officeooo:rsid="002d3384"/>
    </style:style>
    <style:style style:name="T109" style:family="text">
      <style:text-properties officeooo:rsid="00517c9c"/>
    </style:style>
    <style:style style:name="T110" style:family="text">
      <style:text-properties officeooo:rsid="0059f2e2"/>
    </style:style>
    <style:style style:name="T111" style:family="text">
      <style:text-properties officeooo:rsid="005bafc5"/>
    </style:style>
    <style:style style:name="T112" style:family="text">
      <style:text-properties officeooo:rsid="005d40c7"/>
    </style:style>
    <style:style style:name="T113" style:family="text">
      <style:text-properties officeooo:rsid="005e1f8c"/>
    </style:style>
    <style:style style:name="T114" style:family="text">
      <style:text-properties officeooo:rsid="005ed7f0"/>
    </style:style>
    <style:style style:name="T115" style:family="text">
      <style:text-properties style:text-position="0% 100%" officeooo:rsid="005ed7f0"/>
    </style:style>
    <style:style style:name="T116" style:family="text">
      <style:text-properties officeooo:rsid="006e2b40"/>
    </style:style>
    <style:style style:name="T117" style:family="text">
      <style:text-properties officeooo:rsid="0075e958"/>
    </style:style>
    <style:style style:name="T118" style:family="text">
      <style:text-properties officeooo:rsid="008063d1"/>
    </style:style>
    <style:style style:name="T119" style:family="text">
      <style:text-properties officeooo:rsid="00814850"/>
    </style:style>
    <style:style style:name="T120" style:family="text">
      <style:text-properties officeooo:rsid="00836fb1"/>
    </style:style>
    <style:style style:name="T121" style:family="text">
      <style:text-properties officeooo:rsid="00853241"/>
    </style:style>
    <style:style style:name="T122" style:family="text">
      <style:text-properties officeooo:rsid="00857e3d"/>
    </style:style>
    <style:style style:name="T123" style:family="text">
      <style:text-properties officeooo:rsid="008a3236"/>
    </style:style>
    <style:style style:name="T124" style:family="text">
      <style:text-properties officeooo:rsid="008b28c5"/>
    </style:style>
    <style:style style:name="T125" style:family="text">
      <style:text-properties officeooo:rsid="008d37b5"/>
    </style:style>
    <style:style style:name="T126" style:family="text">
      <style:text-properties officeooo:rsid="008ee875"/>
    </style:style>
    <style:style style:name="T127" style:family="text">
      <style:text-properties officeooo:rsid="00918688"/>
    </style:style>
    <style:style style:name="T128" style:family="text">
      <style:text-properties officeooo:rsid="009399c1"/>
    </style:style>
    <style:style style:name="T129" style:family="text">
      <style:text-properties officeooo:rsid="0094e80c"/>
    </style:style>
    <style:style style:name="T130" style:family="text">
      <style:text-properties officeooo:rsid="0095453d"/>
    </style:style>
    <style:style style:name="T131" style:family="text">
      <style:text-properties officeooo:rsid="00962959"/>
    </style:style>
    <style:style style:name="T132" style:family="text">
      <style:text-properties officeooo:rsid="00971fac"/>
    </style:style>
    <style:style style:name="T133" style:family="text">
      <style:text-properties officeooo:rsid="009a9c05"/>
    </style:style>
    <style:style style:name="T134" style:family="text">
      <style:text-properties officeooo:rsid="009c1c7c"/>
    </style:style>
    <style:style style:name="T135" style:family="text">
      <style:text-properties officeooo:rsid="009d6e2e"/>
    </style:style>
    <style:style style:name="T136" style:family="text">
      <style:text-properties officeooo:rsid="00a346bc"/>
    </style:style>
    <style:style style:name="T137" style:family="text">
      <style:text-properties officeooo:rsid="00b1f851"/>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officeooo:rsid="00c6123b"/>
    </style:style>
    <style:style style:name="T140" style:family="text">
      <style:text-properties style:text-underline-style="solid" style:text-underline-width="auto" style:text-underline-color="font-color" officeooo:rsid="00cd9717"/>
    </style:style>
    <style:style style:name="T141" style:family="text">
      <style:text-properties style:text-underline-style="none"/>
    </style:style>
    <style:style style:name="T142" style:family="text">
      <style:text-properties style:text-underline-style="none" officeooo:rsid="00c6123b"/>
    </style:style>
    <style:style style:name="T143" style:family="text">
      <style:text-properties style:text-underline-style="none" officeooo:rsid="00c800d6"/>
    </style:style>
    <style:style style:name="T144" style:family="text">
      <style:text-properties style:text-underline-style="none" officeooo:rsid="00c9443d"/>
    </style:style>
    <style:style style:name="T145" style:family="text">
      <style:text-properties officeooo:rsid="00cc2879"/>
    </style:style>
    <style:style style:name="T146" style:family="text">
      <style:text-properties officeooo:rsid="00d0ac22"/>
    </style:style>
    <style:style style:name="T147" style:family="text">
      <style:text-properties officeooo:rsid="00da1680"/>
    </style:style>
    <style:style style:name="T148" style:family="text">
      <style:text-properties fo:font-size="10pt" style:font-size-asian="10pt" style:font-size-complex="10pt"/>
    </style:style>
    <style:style style:name="T149" style:family="text">
      <style:text-properties fo:font-size="10pt" officeooo:rsid="00eedbdb" style:font-size-asian="10pt" style:font-size-complex="10pt"/>
    </style:style>
    <style:style style:name="T150" style:family="text">
      <style:text-properties fo:font-size="10pt" officeooo:rsid="00f4c768" style:font-size-asian="10pt" style:font-size-complex="10pt"/>
    </style:style>
    <style:style style:name="T151" style:family="text">
      <style:text-properties fo:font-size="10pt" officeooo:rsid="00f612b6" style:font-size-asian="10pt" style:font-size-complex="10pt"/>
    </style:style>
    <style:style style:name="T152" style:family="text">
      <style:text-properties fo:font-size="10pt" officeooo:rsid="0102929a" style:font-size-asian="10pt" style:font-size-complex="10pt"/>
    </style:style>
    <style:style style:name="T153" style:family="text">
      <style:text-properties fo:font-size="10pt" officeooo:rsid="0107a9d4" style:font-size-asian="10pt" style:font-size-complex="10pt"/>
    </style:style>
    <style:style style:name="T154" style:family="text">
      <style:text-properties officeooo:rsid="01076be7"/>
    </style:style>
    <style:style style:name="T155"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52"/>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5"><text:bookmark-start text:name="_Toc1680568092"/><text:bookmark-start text:name="_Toc220097559"/></text:p>
        <text:p text:style-name="P8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5">1. Descrizione del Minimondo<text:tab/>3</text:span></text:a></text:p>
            <text:p text:style-name="P4"><text:a xlink:type="simple" xlink:href="#_Toc1289394997" text:style-name="Index_20_Link" text:visited-style-name="Index_20_Link"><text:span text:style-name="T95">2. Analisi dei Requisiti<text:tab/>4</text:span></text:a></text:p>
            <text:p text:style-name="P4"><text:a xlink:type="simple" xlink:href="#_Toc2081466291" text:style-name="Index_20_Link" text:visited-style-name="Index_20_Link"><text:span text:style-name="T95">3. Progettazione concettuale<text:tab/>5</text:span></text:a></text:p>
            <text:p text:style-name="P4"><text:a xlink:type="simple" xlink:href="#_Toc2147004904" text:style-name="Index_20_Link" text:visited-style-name="Index_20_Link"><text:span text:style-name="T95">4. Progettazione logica<text:tab/>6</text:span></text:a></text:p>
            <text:p text:style-name="P4"><text:a xlink:type="simple" xlink:href="#_Toc518560220" text:style-name="Index_20_Link" text:visited-style-name="Index_20_Link"><text:span text:style-name="T95">5. Progettazione fisica<text:tab/>8</text:span></text:a></text:p>
            <text:p text:style-name="P4"><text:a xlink:type="simple" xlink:href="#_Toc403811585" text:style-name="Index_20_Link" text:visited-style-name="Index_20_Link"><text:span text:style-name="T95">Appendice: Implementazione<text:tab/>9</text:span></text:a></text:p>
            <text:p text:style-name="P5"/>
          </text:index-body>
        </text:table-of-content>
        <text:p text:style-name="P19"/>
        <text:list xml:id="list2680548768" text:style-name="WWNum1">
          <text:list-item>
            <text:h text:style-name="P14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165703173663868" text:continue-numbering="true" text:style-name="WWNum1">
          <text:list-item>
            <text:h text:style-name="P144"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0">Linea</text:p>
            </table:table-cell>
            <table:table-cell table:style-name="Table3.A1" office:value-type="string">
              <text:p text:style-name="P90">Termine</text:p>
            </table:table-cell>
            <table:table-cell table:style-name="Table3.A1" office:value-type="string">
              <text:p text:style-name="P90">Nuovo termine</text:p>
            </table:table-cell>
            <table:table-cell table:style-name="Table3.A1" office:value-type="string">
              <text:p text:style-name="P90">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1">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2">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6"><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92">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6"><text:span text:style-name="T4">postazione</text:span><text:span text:style-name="T70"> di un qualsiasi altro dipendente, ricercandolo per nome, per cognome o</text:span></text:p>
              <text:p text:style-name="P22">utilizzando entrambi. Inoltre, un dipendente può ricercare un certo <text:span text:style-name="T91">numero di telefono </text:span><text:span text:style-name="T93">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3">Termine</text:p>
            </table:table-cell>
            <table:table-cell table:style-name="Table5.A1" office:value-type="string">
              <text:p text:style-name="P83">Descrizione</text:p>
            </table:table-cell>
            <table:table-cell table:style-name="Table5.A1" office:value-type="string">
              <text:p text:style-name="P83">Sinonimi</text:p>
            </table:table-cell>
            <table:table-cell table:style-name="Table5.A1" office:value-type="string">
              <text:p text:style-name="P83">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94">n</text:span>e</text:p>
            </table:table-cell>
            <table:table-cell table:style-name="Table5.C2" office:value-type="string">
              <text:p text:style-name="P28"><text:span text:style-name="T116">(</text:span>Null<text:span text:style-name="T116">)</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16">(</text:span>Null<text:span text:style-name="T116">)</text:span></text:p>
            </table:table-cell>
            <table:table-cell table:style-name="Table5.D3" office:value-type="string">
              <text:p text:style-name="P32">Ufficio, <text:span text:style-name="T98">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16">(</text:span>Null<text:span text:style-name="T116">)</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97">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16">(</text:span>Null<text:span text:style-name="T116">)</text:span></text:p>
            </table:table-cell>
            <table:table-cell table:style-name="Table5.D6" office:value-type="string">
              <text:p text:style-name="P35">Settore, Mansione, Postazione, <text:span text:style-name="T96">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16">(</text:span>Null<text:span text:style-name="T116">)</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16">(</text:span>Null<text:span text:style-name="T116">)</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98">a</text:span> nuov<text:span text:style-name="T98">a</text:span> <text:span text:style-name="T98">Postazione. </text:span></text:p>
            </table:table-cell>
            <table:table-cell table:style-name="Table5.C9" office:value-type="string">
              <text:p text:style-name="P44"><text:span text:style-name="T116">(</text:span>Null<text:span text:style-name="T116">)</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2">Frasi relative a <text:span text:style-name="T99">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9">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9">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4">Frasi relative a <text:span text:style-name="T99">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100">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165704464050815" text:continue-numbering="true" text:style-name="WWNum1">
          <text:list-item>
            <text:h text:style-name="P143"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14">Per la stesura del diagramma ER è stata seguita una tecnica mista, procedendo nel seguente modo:</text:p>
        <text:list xml:id="list669131836" text:style-name="L1">
          <text:list-item>
            <text:p text:style-name="P153">Si scelgono una alla volta le entità da riportare nel diagramma ER secondo l’ordine in cui appaiono nella specifica;</text:p>
          </text:list-item>
          <text:list-item>
            <text:p text:style-name="P153">Per ogni entità scelta:</text:p>
            <text:list>
              <text:list-item>
                <text:p text:style-name="P153">Si riporta nel diagramma l’entità dettagliata secondo uno schema bottom-up;</text:p>
              </text:list-item>
              <text:list-item>
                <text:p text:style-name="P153">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30"><draw:text-box fo:min-height="3.149cm"><text:p text:style-name="Step"><draw:frame draw:style-name="fr4" draw:name="Image1" text:anchor-type="as-char" svg:width="9.022cm" style:rel-width="100%" svg:height="3.149cm" style:rel-height="scale" draw:z-index="31"><draw:image xlink:href="Pictures/100000000000015500000077A5A2B51850FB9436.jpg" xlink:type="simple" xlink:show="embed" xlink:actuate="onLoad" loext:mime-type="image/jpeg"/></draw:frame><text:span text:style-name="T101"><text:line-break/></text:span>Step <text:sequence text:ref-name="refStep0" text:name="Step" text:formula="ooow:Step+1" style:num-format="1">1</text:sequence>: La prima entità ad essere raffigurata è Dipendente, con i suoi vari attributi. Risulta facile <text:span text:style-name="T102">scegliere </text:span>l'at<text:span text:style-name="T102">t</text:span>ributo CF <text:span text:style-name="T102">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2"><draw:text-box fo:min-height="10.345cm"><text:p text:style-name="Step"><draw:frame draw:style-name="fr4" draw:name="Image2" text:anchor-type="as-char" svg:width="10.795cm" style:rel-width="100%" svg:height="10.345cm" style:rel-height="scale" draw:z-index="34"><draw:image xlink:href="Pictures/100000000000015500000187415D027FC37A0386.jpg" xlink:type="simple" xlink:show="embed" xlink:actuate="onLoad" loext:mime-type="image/jpeg"/></draw:frame><text:span text:style-name="T101"><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6">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3"><draw:text-box fo:min-height="7.451cm"><text:p text:style-name="Step"><draw:frame draw:style-name="fr4" draw:name="Image3" text:anchor-type="as-char" svg:width="17.191cm" style:rel-width="100%" svg:height="7.451cm" style:rel-height="scale" draw:z-index="36"><draw:image xlink:href="Pictures/10000000000003A00000018AE3432F2805FEF495.jpg" xlink:type="simple" xlink:show="embed" xlink:actuate="onLoad" loext:mime-type="image/jpeg"/></draw:frame><text:span text:style-name="T101"><text:line-break/></text:span>Step <text:sequence text:ref-name="refStep2" text:name="Step" text:formula="ooow:Step+1" style:num-format="1">3</text:sequence>: Le Postazioni sono tutte raccolte all'interno dei diversi Uffici, i quali sono identificati <text:span text:style-name="T104"><text:s/>dall’indirizzo e-mail a essi associati</text:span>. <text:span text:style-name="T103">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5"><draw:text-box fo:min-height="6.918cm"><text:p text:style-name="Step"><draw:frame draw:style-name="fr5" draw:name="Image4" text:anchor-type="as-char" svg:y="-8.107cm" svg:width="17.191cm" style:rel-width="100%" svg:height="11.107cm" style:rel-height="scale" draw:z-index="37"><draw:image xlink:href="Pictures/10000201000003A0000002521B154B8F473374F5.png" xlink:type="simple" xlink:show="embed" xlink:actuate="onLoad" loext:mime-type="image/png"/></draw:frame><text:span text:style-name="T101"><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5">A</text:span>. L'associazione Da Trasferire <text:span text:style-name="T106">A</text:span> tiene traccia dei Dipendenti che sono stati indicati come da trasferire in futuro a una specifica <text:span text:style-name="T105">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1133061839" text:style-name="L2">
          <text:list-item>
            <text:p text:style-name="P154">Un Dipendente che figura come trasferito in una Postazione deve prima essere figurato come <text:span text:style-name="T107">D</text:span>a <text:span text:style-name="T107">T</text:span>rasferire <text:span text:style-name="T107">A</text:span>lla Mansione corrispondente all’Ufficio che ospita tale Postazione;</text:p>
          </text:list-item>
          <text:list-item>
            <text:p text:style-name="P154">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3">Entità</text:p>
            </table:table-cell>
            <table:table-cell table:style-name="Table7.A1" office:value-type="string">
              <text:p text:style-name="P83">Descrizione</text:p>
            </table:table-cell>
            <table:table-cell table:style-name="Table7.A1" office:value-type="string">
              <text:p text:style-name="P83">Attributi</text:p>
            </table:table-cell>
            <table:table-cell table:style-name="Table7.A1" office:value-type="string">
              <text:p text:style-name="P83">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94">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108">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3">U<text:span text:style-name="T109">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4">U<text:span text:style-name="T109">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165703255523259" text:continue-list="list165704464050815" text:style-name="WWNum1">
          <text:list-item>
            <text:h text:style-name="P142"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55">Alcune note precedenti la Tavola dei Volumi dei dati:</text:p>
        <text:list xml:id="list206064345" text:style-name="L3">
          <text:list-item>
            <text:p text:style-name="P159">Il n° dei <text:span text:style-name="T110">D</text:span>ipendenti è una stima frutto di una media aritmetica del n° dei dipendenti delle seguenti aziende (Fonte: Wikipedia):</text:p>
            <text:list>
              <text:list-item>
                <text:p text:style-name="P159">Facebook: 23 165;</text:p>
              </text:list-item>
              <text:list-item>
                <text:p text:style-name="P159">Google: 114 096;</text:p>
              </text:list-item>
              <text:list-item>
                <text:p text:style-name="P159">Microsoft: 125 000;</text:p>
              </text:list-item>
              <text:list-item>
                <text:p text:style-name="P159">Sony: 128 400;</text:p>
              </text:list-item>
              <text:list-item>
                <text:p text:style-name="P159">Nintendo: 5 944;</text:p>
              </text:list-item>
              <text:list-item>
                <text:p text:style-name="P159">PayPal: 18 100.</text:p>
              </text:list-item>
            </text:list>
          </text:list-item>
          <text:list-item>
            <text:p text:style-name="P158"><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9">Si assume che in media un Dipe<text:span text:style-name="T111">n</text:span>dente sia stato soggetto a Trasferimento per 3 volte;</text:p>
          </text:list-item>
          <text:list-item>
            <text:p text:style-name="P160">Si assume che in media ogni Ufficio ospiti <text:span text:style-name="T114">50</text:span> postazioni, <text:span text:style-name="T114">di cui 4</text:span><text:span text:style-name="T115">0 sono occupate</text:span>;</text:p>
          </text:list-item>
          <text:list-item>
            <text:p text:style-name="P161">Il n° di Uffici è calcolato come<draw:frame draw:style-name="fr8" draw:name="Object1" text:anchor-type="as-char" svg:y="-0.619cm" svg:width="6.124cm" svg:height="1.037cm" draw:z-index="38"><draw:object xlink:href="./Object 1" xlink:type="simple" xlink:show="embed" xlink:actuate="onLoad"/><draw:image xlink:href="./ObjectReplacements/Object 1" xlink:type="simple" xlink:show="embed" xlink:actuate="onLoad"/></draw:frame>;</text:p>
          </text:list-item>
          <text:list-item>
            <text:p text:style-name="P161">Si assume che <text:span text:style-name="T112">ogni Settore comprenda 50 Mansioni;</text:span></text:p>
          </text:list-item>
          <text:list-item>
            <text:p text:style-name="P162">Si assume che in media ogni Edificio osp<text:span text:style-name="T11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3">Concetto nello schema</text:p>
            </table:table-cell>
            <table:table-cell table:style-name="Table8.A1" office:value-type="string">
              <text:p text:style-name="P88"><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3">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13">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6">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5">1 <text:span text:style-name="T137">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33">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36">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6">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3">Cod.</text:p>
            </table:table-cell>
            <table:table-cell table:style-name="Table9.A1" office:value-type="string">
              <text:p text:style-name="P83">Descrizione</text:p>
            </table:table-cell>
            <table:table-cell table:style-name="Table9.A1" office:value-type="string">
              <text:p text:style-name="P83">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21">(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9"><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24">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30">(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9">e i recapiti</text:span>. <text:span text:style-name="T131">(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18">informazioni tramite numero </text:span>di telefono <text:span text:style-name="T132">(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27">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22">-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25">2</text:span></text:p>
            </table:table-cell>
            <table:table-cell table:style-name="Table19.B2" office:value-type="string">
              <text:p text:style-name="P129">- <text:span text:style-name="T123">Lettura della tupla del dipendente da trasferire nella relazione Da Trasferire A per conoscere la Mansione. 1 lettura = costo 1;</text:span></text:p>
              <text:p text:style-name="P129">- <text:span text:style-name="T125">Invocazione della 3-1 per trovare una postazione libera. </text:span><text:span text:style-name="T125"><draw:frame draw:style-name="fr8" draw:name="Object5" text:anchor-type="as-char" svg:y="-0.619cm" svg:width="7.119cm" svg:height="0.998cm" draw:z-index="51"><draw:object xlink:href="./Object 5" xlink:type="simple" xlink:show="embed" xlink:actuate="onLoad"/><draw:image xlink:href="./ObjectReplacements/Object 5" xlink:type="simple" xlink:show="embed" xlink:actuate="onLoad"/></draw:frame></text:span><text:span text:style-name="T125">= costo 250;</text:span></text:p>
              <text:p text:style-name="P129">- <text:span text:style-name="T125">Aggiornare la tupla relativa al Dipendente trasferito nella relazione Occupa. 1 scrittura = costo 2;</text:span></text:p>
              <text:p text:style-name="P130"><text:span text:style-name="T120">- </text:span>Aggiugere un'associazione tra il Dipendente e la Postazione nella relazione Trasferito A. <text:span text:style-name="T125">1 scrittura = costo 2;</text:span></text:p>
              <text:p text:style-name="P130">- <text:span text:style-name="T126">Rimuovere il Dipendente nella relazione </text:span>Da Trasferire A. <text:span text:style-name="T128">1 scrittura = costo 2</text:span></text:p>
              <text:p text:style-name="P135"><text:span text:style-name="T129">Costo totale a invocazione </text:span><text:span text:style-name="T40">2</text:span><text:span text:style-name="T43">57</text:span><text:span text:style-name="T129">,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9">Costo totale a invocazione </text:span><text:span text:style-name="T40">2</text:span><text:span text:style-name="T129">,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20">- Leggere tutte le tuple all’interno della relazione Trasferito </text:span><text:span text:style-name="T41">A</text:span><text:span text:style-name="T120"> per trovare quelle con la data più recente per ogni dipendente. 209 475 letture = costo 209 475;</text:span></text:p>
              <text:p text:style-name="P129">- <text:span text:style-name="T13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9">Costo totale a invocazione </text:span><text:span text:style-name="T40">2</text:span><text:span text:style-name="T41">13 225</text:span><text:span text:style-name="T129">,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35">Aggiunta di una nuova entità Dipendente. 1 scrittura = costo 2;</text:span></text:p>
              <text:p text:style-name="P129">- <text:span text:style-name="T135">Aggiunta di un’associazione tra il Dipendente e la Mansione per cui è stato assunto nella relazione Da Trasferire A. 1 scrittura = Costo 2;</text:span></text:p>
              <text:p text:style-name="P138"><text:span text:style-name="T129">Costo totale a invocazione </text:span><text:span text:style-name="T40">4</text:span><text:span text:style-name="T129">, a settimana </text:span><text:span text:style-name="T40">2</text:span><text:span text:style-name="T42">00</text:span></text:p>
            </table:table-cell>
          </table:table-row>
        </table:table>
        <text:p text:style-name="P19"/>
        <text:h text:style-name="P6" text:outline-level="2">Ristrutturazione dello schema E-R</text:h>
        <text:list xml:id="list2883875180" text:style-name="L4">
          <text:list-item>
            <text:p text:style-name="P163">Analisi delle rindondanze:</text:p>
            <text:list>
              <text:list-item>
                <text:p text:style-name="P168"><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0"><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1"><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9"><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70"><text:span text:style-name="T28">E</text:span><text:span text:style-name="T5">liminazione delle generalizzazioni:</text:span></text:p>
            <text:list>
              <text:list-item>
                <text:p text:style-name="P155">Non sono presenti generalizzazioni da eliminare;</text:p>
              </text:list-item>
            </text:list>
          </text:list-item>
          <text:list-item>
            <text:p text:style-name="P155">Scelta identificatori primari:</text:p>
            <text:list>
              <text:list-item>
                <text:p text:style-name="P156">Dipendente: CF;</text:p>
              </text:list-item>
              <text:list-item>
                <text:p text:style-name="P156">Postazione: n° telefonico esterno;</text:p>
              </text:list-item>
              <text:list-item>
                <text:p text:style-name="P156"><text:soft-page-break/>Ufficio: e-mail d’ufficio;</text:p>
              </text:list-item>
              <text:list-item>
                <text:p text:style-name="P156">Mansione: Nome, NomeSettore. Usando tale coppia si permette ai Settori di nominare le Mansioni indipendentemente dagli altri settori, al costo di una leggera complicazione della traduzione nello schema relazionale;</text:p>
              </text:list-item>
              <text:list-item>
                <text:p text:style-name="P157">Settore: Nome;</text:p>
              </text:list-item>
              <text:list-item>
                <text:p text:style-name="P157">Piano: n° piano, IndirizzoEdificio;</text:p>
              </text:list-item>
              <text:list-item>
                <text:p text:style-name="P157">Edificio: Indirizzo</text:p>
              </text:list-item>
            </text:list>
          </text:list-item>
        </text:list>
        <text:p text:style-name="P97"><draw:frame draw:style-name="fr1" draw:name="Frame6" text:anchor-type="paragraph" svg:width="17.191cm" draw:z-index="42"><draw:text-box fo:min-height="10.885cm"><text:p text:style-name="Figure"><draw:frame draw:style-name="fr4" draw:name="Image5" text:anchor-type="as-char" svg:width="17.191cm" style:rel-width="100%" svg:height="10.885cm" style:rel-height="scale" draw:z-index="43"><draw:image xlink:href="Pictures/10000201000003AA000002529A3AB4EB73F3811D.png" xlink:type="simple" xlink:show="embed" xlink:actuate="onLoad" loext:mime-type="image/png"/></draw:frame><text:span text:style-name="T101"><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4275007579" text:style-name="L5">
          <text:list-item>
            <text:p text:style-name="P164">Sono state applicate traduzioni ottime laddove tale processo non avrebbe implicato la presenza di molte tuple con valori nulli, per ridurre il n° di tabelle necessarie;</text:p>
          </text:list-item>
          <text:list-item>
            <text:p text:style-name="P16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6">È ragionevole pensare che in media il numero di dipendenti neo-assunti (e dunque ancora non assegnati a una postazione) sia di molto inferiore rispetto a quello dei dipendenti veterani. <text:span text:style-name="T14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9">CF</text:span><text:span text:style-name="T142">, Nome, Cognome, </text:span><text:span text:style-name="T143">LuogoNascita, DataNascita, EmailPersonale, IndirizzoResidenza, </text:span><text:span text:style-name="T144">NumTelefonicoEsternoPostazione, </text:span><text:span text:style-name="T143">DataUltimoTrasferimento</text:span>);</text:p>
        <text:p text:style-name="P75">POSTAZIONE(<text:span text:style-name="T138">NumTelefonicoEsterno</text:span>, NumTelefonicoInterno, EmailUfficio);</text:p>
        <text:p text:style-name="P75">UFFICIO(<text:span text:style-name="T138">Email</text:span><text:span text:style-name="T141">, NomeMansione, NomeSettore, NumPiano, IndirizzoEdificio</text:span>);</text:p>
        <text:p text:style-name="P75">MANSIONE(<text:span text:style-name="T138">Nome, NomeSettore</text:span>);</text:p>
        <text:p text:style-name="P76">PIANO(<text:span text:style-name="T138">Num</text:span><text:span text:style-name="T140">ero</text:span><text:span text:style-name="T138">, IndirizzoEdificio</text:span>);</text:p>
        <text:p text:style-name="P76">TRASFERITO_A(CFDipendente, <text:span text:style-name="T138">NumTelefonicoEsternoPostazione, Data</text:span>);</text:p>
        <text:p text:style-name="P76">DA_TRASFERIRE_A(<text:span text:style-name="T138">CFDipendente</text:span>, NomeMansione, NomeSettore);</text:p>
        <text:p text:style-name="P76"/>
        <text:p text:style-name="P76"><text:span text:style-name="T145">POSTAZIONE(EmailUfficio)</text:span><draw:frame draw:style-name="fr8" draw:name="Object7" text:anchor-type="as-char" svg:y="-0.266cm" svg:width="0.594cm" svg:height="0.288cm" draw:z-index="44"><draw:object xlink:href="./Object 7" xlink:type="simple" xlink:show="embed" xlink:actuate="onLoad"/><draw:image xlink:href="./ObjectReplacements/Object 7" xlink:type="simple" xlink:show="embed" xlink:actuate="onLoad"/><svg:desc>formula</svg:desc></draw:frame><text:span text:style-name="T145">UFFICIO(Email);</text:span></text:p>
        <text:p text:style-name="P77">UFFICIO(NomeMansione, NomeSettore) <draw:frame draw:style-name="fr8" draw:name="Object8" text:anchor-type="as-char" svg:y="-0.266cm" svg:width="0.594cm" svg:height="0.288cm" draw:z-index="45"><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6"><draw:object xlink:href="./Object 9" xlink:type="simple" xlink:show="embed" xlink:actuate="onLoad"/><draw:image xlink:href="./ObjectReplacements/Object 9" xlink:type="simple" xlink:show="embed" xlink:actuate="onLoad"/><svg:desc>formula</svg:desc></draw:frame>PIANO(Numero, IndirizzoEdificio);</text:p>
        <text:p text:style-name="P78">DA_TRASFERIRE_A(CFDipendente) <draw:frame draw:style-name="fr8" draw:name="Object14" text:anchor-type="as-char" svg:y="-0.266cm" svg:width="0.594cm" svg:height="0.288cm" draw:z-index="47"><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8"><draw:object xlink:href="./Object 15" xlink:type="simple" xlink:show="embed" xlink:actuate="onLoad"/><draw:image xlink:href="./ObjectReplacements/Object 15" xlink:type="simple" xlink:show="embed" xlink:actuate="onLoad"/><svg:desc>formula</svg:desc></draw:frame>MANSIONE(Nome, NomeSettore);</text:p>
        <text:p text:style-name="P81">DIPENDENTE(<text:span text:style-name="T144">NumTelefonicoEsternoPostazione</text:span>) <draw:frame draw:style-name="fr8" draw:name="Object6" text:anchor-type="as-char" svg:y="-0.266cm" svg:width="0.594cm" svg:height="0.288cm" draw:z-index="55"><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26">Effettuare la normalizzazione del modello relazionale precedentemente descritto (in forma grafica) andando a mostrare le forme 1NF, 2NF, 3NF. <text:span text:style-name="T147">(ticket non chiuso, da rivedere)</text:span></text:p>
        <text:p text:style-name="P19"><text:soft-page-break/></text:p>
        <text:p text:style-name="P79">Le dipendenze funzionali sono:</text:p>
        <text:list xml:id="list2186733486" text:style-name="L6">
          <text:list-item>
            <text:p text:style-name="P167">CF <draw:frame draw:style-name="fr8" draw:name="Object10" text:anchor-type="as-char" svg:y="-0.286cm" svg:width="0.533cm" svg:height="0.284cm" draw:z-index="49"><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7">NumTelefonicoEsterno <draw:frame draw:style-name="fr8" draw:name="Object16" text:anchor-type="as-char" svg:y="-0.286cm" svg:width="0.533cm" svg:height="0.284cm" draw:z-index="5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7">EmailUfficio <draw:frame draw:style-name="fr8" draw:name="Object11" text:anchor-type="as-char" svg:y="-0.286cm" svg:width="0.533cm" svg:height="0.284cm" draw:z-index="50"><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7">CFDipendente, Data <draw:frame draw:style-name="fr8" draw:name="Object17" text:anchor-type="as-char" svg:y="-0.286cm" svg:width="0.533cm" svg:height="0.284cm" draw:z-index="52"><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7">NumTelefonicoEsternoPostazione, Data <draw:frame draw:style-name="fr8" draw:name="Object18" text:anchor-type="as-char" svg:y="-0.286cm" svg:width="0.533cm" svg:height="0.284cm" draw:z-index="53"><draw:object xlink:href="./Object 18" xlink:type="simple" xlink:show="embed" xlink:actuate="onLoad"/><draw:image xlink:href="./ObjectReplacements/Object 18" xlink:type="simple" xlink:show="embed" xlink:actuate="onLoad"/><svg:desc>formula</svg:desc></draw:frame>CFDipendente;</text:p>
          </text:list-item>
          <text:list-item>
            <text:p text:style-name="P167">CFDipendente <draw:frame draw:style-name="fr8" draw:name="Object19" text:anchor-type="as-char" svg:y="-0.286cm" svg:width="0.533cm" svg:height="0.284cm" draw:z-index="54"><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165703768717244" text:continue-list="list165703255523259"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71"><text:span text:style-name="T79">Tabella &lt;</text:span><text:span text:style-name="T85">DIPENDENTE</text:span><text:span text:style-name="T79">&gt;</text:span></text:p>
            </table:table-cell>
            <table:covered-table-cell/>
            <table:covered-table-cell/>
          </table:table-row>
          <table:table-row table:style-name="Table10.2">
            <table:table-cell table:style-name="Table10.A2" office:value-type="string">
              <text:p text:style-name="P99">Attributo</text:p>
            </table:table-cell>
            <table:table-cell table:style-name="Table10.A2" office:value-type="string">
              <text:p text:style-name="P99">Tipo di dato</text:p>
            </table:table-cell>
            <table:table-cell table:style-name="Table10.A2" office:value-type="string">
              <text:p text:style-name="P88"><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11">
            <table:table-cell table:style-name="Table10.A3" office:value-type="string">
              <text:p text:style-name="P177">CF</text:p>
            </table:table-cell>
            <table:table-cell table:style-name="Table10.B3" office:value-type="string">
              <text:p text:style-name="P187">CHAR(16)</text:p>
            </table:table-cell>
            <table:table-cell table:style-name="Table10.C3" office:value-type="string">
              <text:p text:style-name="P187">PK</text:p>
            </table:table-cell>
          </table:table-row>
          <table:table-row table:style-name="Table10.11">
            <table:table-cell table:style-name="Table10.A4" office:value-type="string">
              <text:p text:style-name="P177">Nome</text:p>
            </table:table-cell>
            <table:table-cell table:style-name="Table10.B4" office:value-type="string">
              <text:p text:style-name="P187">VARCHAR(45)</text:p>
            </table:table-cell>
            <table:table-cell table:style-name="Table10.C4" office:value-type="string">
              <text:p text:style-name="P187">NN</text:p>
            </table:table-cell>
          </table:table-row>
          <table:table-row table:style-name="Table10.11">
            <table:table-cell table:style-name="Table10.A5" office:value-type="string">
              <text:p text:style-name="P177">Cognome</text:p>
            </table:table-cell>
            <table:table-cell table:style-name="Table10.B5" office:value-type="string">
              <text:p text:style-name="P187">VARCHAR(45)</text:p>
            </table:table-cell>
            <table:table-cell table:style-name="Table10.C5" office:value-type="string">
              <text:p text:style-name="P187">NN</text:p>
            </table:table-cell>
          </table:table-row>
          <table:table-row table:style-name="Table10.11">
            <table:table-cell table:style-name="Table10.A6" office:value-type="string">
              <text:p text:style-name="P177">LuogoNascita</text:p>
            </table:table-cell>
            <table:table-cell table:style-name="Table10.B6" office:value-type="string">
              <text:p text:style-name="P187">VARCHAR(45)</text:p>
            </table:table-cell>
            <table:table-cell table:style-name="Table10.C6" office:value-type="string">
              <text:p text:style-name="P187"/>
            </table:table-cell>
          </table:table-row>
          <table:table-row table:style-name="Table10.11">
            <table:table-cell table:style-name="Table10.A7" office:value-type="string">
              <text:p text:style-name="P177">DataNascita</text:p>
            </table:table-cell>
            <table:table-cell table:style-name="Table10.B7" office:value-type="string">
              <text:p text:style-name="P187">DATE</text:p>
            </table:table-cell>
            <table:table-cell table:style-name="Table10.C7" office:value-type="string">
              <text:p text:style-name="P187"/>
            </table:table-cell>
          </table:table-row>
          <table:table-row table:style-name="Table10.11">
            <table:table-cell table:style-name="Table10.A8" office:value-type="string">
              <text:p text:style-name="P177">EmailPersonale</text:p>
            </table:table-cell>
            <table:table-cell table:style-name="Table10.B8" office:value-type="string">
              <text:p text:style-name="P187">VARCHAR(45)</text:p>
            </table:table-cell>
            <table:table-cell table:style-name="Table10.C8" office:value-type="string">
              <text:p text:style-name="P187">UQ</text:p>
            </table:table-cell>
          </table:table-row>
          <table:table-row table:style-name="Table10.11">
            <table:table-cell table:style-name="Table10.A9" office:value-type="string">
              <text:p text:style-name="P177">IndirizzoResidenza</text:p>
            </table:table-cell>
            <table:table-cell table:style-name="Table10.B9" office:value-type="string">
              <text:p text:style-name="P187">VARCHAR(45)</text:p>
            </table:table-cell>
            <table:table-cell table:style-name="Table10.C9" office:value-type="string">
              <text:p text:style-name="P187"/>
            </table:table-cell>
          </table:table-row>
          <table:table-row table:style-name="Table10.11">
            <table:table-cell table:style-name="Table10.A10" office:value-type="string">
              <text:p text:style-name="P177">NumTelefonicoEsternoPostazione</text:p>
            </table:table-cell>
            <table:table-cell table:style-name="Table10.B10" office:value-type="string">
              <text:p text:style-name="P187">VARCHAR(45)</text:p>
            </table:table-cell>
            <table:table-cell table:style-name="Table10.C10" office:value-type="string">
              <text:p text:style-name="P188">UQ</text:p>
            </table:table-cell>
          </table:table-row>
          <table:table-row table:style-name="Table10.11">
            <table:table-cell table:style-name="Table10.A11" office:value-type="string">
              <text:p text:style-name="P177">DataUltimoTrasferimento</text:p>
            </table:table-cell>
            <table:table-cell table:style-name="Table10.B11" office:value-type="string">
              <text:p text:style-name="P187">DATE</text:p>
            </table:table-cell>
            <table:table-cell table:style-name="Table10.C11" office:value-type="string">
              <text:p text:style-name="P187"/>
            </table:table-cell>
          </table:table-row>
        </table:table>
        <text:h text:style-name="P14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72"><text:span text:style-name="T79">Tabella &lt;</text:span><text:span text:style-name="T85">M</text:span><text:span text:style-name="T86">ANSIONE</text:span><text:span text:style-name="T79">&gt;</text:span></text:p>
            </table:table-cell>
            <table:covered-table-cell/>
            <table:covered-table-cell/>
          </table:table-row>
          <table:table-row table:style-name="Table20.2">
            <table:table-cell table:style-name="Table20.A2" office:value-type="string">
              <text:p text:style-name="P178">Attributo</text:p>
            </table:table-cell>
            <table:table-cell table:style-name="Table20.A2" office:value-type="string">
              <text:p text:style-name="P178">Tipo di dato</text:p>
            </table:table-cell>
            <table:table-cell table:style-name="Table20.A2" office:value-type="string">
              <text:p text:style-name="P201"><text:span text:style-name="T77">Attributi</text:span></text:p>
            </table:table-cell>
          </table:table-row>
          <table:table-row table:style-name="Table20.4">
            <table:table-cell table:style-name="Table20.A3" office:value-type="string">
              <text:p text:style-name="P183">Nome</text:p>
            </table:table-cell>
            <table:table-cell table:style-name="Table20.B3" office:value-type="string">
              <text:p text:style-name="P188">VARCHAR(45)</text:p>
            </table:table-cell>
            <table:table-cell table:style-name="Table20.C3" office:value-type="string">
              <text:p text:style-name="P188">PK</text:p>
            </table:table-cell>
          </table:table-row>
          <table:table-row table:style-name="Table20.4">
            <table:table-cell table:style-name="Table20.A4" office:value-type="string">
              <text:p text:style-name="P183">NomeSettore</text:p>
            </table:table-cell>
            <table:table-cell table:style-name="Table20.B4" office:value-type="string">
              <text:p text:style-name="P188">VARCHAR(45)</text:p>
            </table:table-cell>
            <table:table-cell table:style-name="Table20.C4" office:value-type="string">
              <text:p text:style-name="P188">PK</text:p>
            </table:table-cell>
          </table:table-row>
        </table:table>
        <text:h text:style-name="P14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73"><text:span text:style-name="T79">Tabella &lt;</text:span><text:span text:style-name="T85">P</text:span><text:span text:style-name="T86">IANO</text:span><text:span text:style-name="T79">&gt;</text:span></text:p>
            </table:table-cell>
            <table:covered-table-cell/>
            <table:covered-table-cell/>
          </table:table-row>
          <table:table-row table:style-name="Table21.2">
            <table:table-cell table:style-name="Table21.A2" office:value-type="string">
              <text:p text:style-name="P179">Attributo</text:p>
            </table:table-cell>
            <table:table-cell table:style-name="Table21.A2" office:value-type="string">
              <text:p text:style-name="P179">Tipo di dato</text:p>
            </table:table-cell>
            <table:table-cell table:style-name="Table21.A2" office:value-type="string">
              <text:p text:style-name="P202"><text:span text:style-name="T77">Attributi</text:span></text:p>
            </table:table-cell>
          </table:table-row>
          <table:table-row table:style-name="Table21.4">
            <table:table-cell table:style-name="Table21.A3" office:value-type="string">
              <text:p text:style-name="P196">N<text:span text:style-name="T154">umero</text:span></text:p>
            </table:table-cell>
            <table:table-cell table:style-name="Table21.B3" office:value-type="string">
              <text:p text:style-name="P173"><text:span text:style-name="T89">I</text:span><text:span text:style-name="T90">NT</text:span><text:span text:style-name="T83">(</text:span><text:span text:style-name="T89">1</text:span><text:span text:style-name="T90">1</text:span><text:span text:style-name="T83">)</text:span></text:p>
            </table:table-cell>
            <table:table-cell table:style-name="Table21.C3" office:value-type="string">
              <text:p text:style-name="P188">PK, <text:span text:style-name="T154">UN</text:span></text:p>
            </table:table-cell>
          </table:table-row>
          <table:table-row table:style-name="Table21.4">
            <table:table-cell table:style-name="Table21.A4" office:value-type="string">
              <text:p text:style-name="P184">IndirizzoEdificio</text:p>
            </table:table-cell>
            <table:table-cell table:style-name="Table21.B4" office:value-type="string">
              <text:p text:style-name="P191">VARCHAR(45)</text:p>
            </table:table-cell>
            <table:table-cell table:style-name="Table21.C4" office:value-type="string">
              <text:p text:style-name="P191">PK</text:p>
            </table:table-cell>
          </table:table-row>
        </table:table>
        <text:h text:style-name="P14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74"><text:span text:style-name="T79">Tabella &lt;</text:span><text:span text:style-name="T85">P</text:span><text:span text:style-name="T87">OSTAZIONE</text:span><text:span text:style-name="T79">&gt;</text:span></text:p>
            </table:table-cell>
            <table:covered-table-cell/>
            <table:covered-table-cell/>
          </table:table-row>
          <table:table-row table:style-name="Table22.2">
            <table:table-cell table:style-name="Table22.A2" office:value-type="string">
              <text:p text:style-name="P180">Attributo</text:p>
            </table:table-cell>
            <table:table-cell table:style-name="Table22.A2" office:value-type="string">
              <text:p text:style-name="P180">Tipo di dato</text:p>
            </table:table-cell>
            <table:table-cell table:style-name="Table22.A2" office:value-type="string">
              <text:p text:style-name="P203"><text:span text:style-name="T77">Attributi</text:span></text:p>
            </table:table-cell>
          </table:table-row>
          <table:table-row table:style-name="Table22.5">
            <table:table-cell table:style-name="Table22.A3" office:value-type="string">
              <text:p text:style-name="P197">N<text:span text:style-name="T155">umTelefonicoEsterno</text:span></text:p>
            </table:table-cell>
            <table:table-cell table:style-name="Table22.B3" office:value-type="string">
              <text:p text:style-name="P189">VARCHAR(45)</text:p>
            </table:table-cell>
            <table:table-cell table:style-name="Table22.C3" office:value-type="string">
              <text:p text:style-name="P189">PK</text:p>
            </table:table-cell>
          </table:table-row>
          <table:table-row table:style-name="Table22.5">
            <table:table-cell table:style-name="Table22.A4" office:value-type="string">
              <text:p text:style-name="P198">NumTelefonicoInterno</text:p>
            </table:table-cell>
            <table:table-cell table:style-name="Table22.B4" office:value-type="string">
              <text:p text:style-name="P193">VARCHAR(45)</text:p>
            </table:table-cell>
            <table:table-cell table:style-name="Table22.C4" office:value-type="string">
              <text:p text:style-name="P193">NN</text:p>
            </table:table-cell>
          </table:table-row>
          <table:table-row table:style-name="Table22.5">
            <table:table-cell table:style-name="Table22.A5" office:value-type="string">
              <text:p text:style-name="P198">EmailUfficio</text:p>
            </table:table-cell>
            <table:table-cell table:style-name="Table22.B5" office:value-type="string">
              <text:p text:style-name="P193">VARCHAR(45)</text:p>
            </table:table-cell>
            <table:table-cell table:style-name="Table22.C5" office:value-type="string">
              <text:p text:style-name="P193">NN</text:p>
            </table:table-cell>
          </table:table-row>
        </table:table>
        <text:p text:style-name="Text_20_body"/>
        <text:p text:style-name="Text_20_body"/>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75"><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81">Attributo</text:p>
            </table:table-cell>
            <table:table-cell table:style-name="Table24.A2" office:value-type="string">
              <text:p text:style-name="P181">Tipo di dato</text:p>
            </table:table-cell>
            <table:table-cell table:style-name="Table24.A2" office:value-type="string">
              <text:p text:style-name="P204"><text:span text:style-name="T77">Attributi</text:span></text:p>
            </table:table-cell>
          </table:table-row>
          <table:table-row table:style-name="Table24.7">
            <table:table-cell table:style-name="Table24.A3" office:value-type="string">
              <text:p text:style-name="P199">Email</text:p>
            </table:table-cell>
            <table:table-cell table:style-name="Table24.B3" office:value-type="string">
              <text:p text:style-name="P206"><text:span text:style-name="T83">V</text:span><text:span text:style-name="T82">ARCHAR(45)</text:span></text:p>
            </table:table-cell>
            <table:table-cell table:style-name="Table24.C3" office:value-type="string">
              <text:p text:style-name="P194">PK</text:p>
            </table:table-cell>
          </table:table-row>
          <table:table-row table:style-name="Table24.7">
            <table:table-cell table:style-name="Table24.A4" office:value-type="string">
              <text:p text:style-name="P199">NomeMansione</text:p>
            </table:table-cell>
            <table:table-cell table:style-name="Table24.B4" office:value-type="string">
              <text:p text:style-name="P206">VARCHAR(45)</text:p>
            </table:table-cell>
            <table:table-cell table:style-name="Table24.C4" office:value-type="string">
              <text:p text:style-name="P194">NN</text:p>
            </table:table-cell>
          </table:table-row>
          <table:table-row table:style-name="Table24.7">
            <table:table-cell table:style-name="Table24.A5" office:value-type="string">
              <text:p text:style-name="P199">NomeSettore</text:p>
            </table:table-cell>
            <table:table-cell table:style-name="Table24.B5" office:value-type="string">
              <text:p text:style-name="P206">VARCHAR(45)</text:p>
            </table:table-cell>
            <table:table-cell table:style-name="Table24.C5" office:value-type="string">
              <text:p text:style-name="P194">NN</text:p>
            </table:table-cell>
          </table:table-row>
          <table:table-row table:style-name="Table24.7">
            <table:table-cell table:style-name="Table24.A6" office:value-type="string">
              <text:p text:style-name="P199">NumPiano</text:p>
            </table:table-cell>
            <table:table-cell table:style-name="Table24.B6" office:value-type="string">
              <text:p text:style-name="P206">INT</text:p>
            </table:table-cell>
            <table:table-cell table:style-name="Table24.C6" office:value-type="string">
              <text:p text:style-name="P194">NN, UN</text:p>
            </table:table-cell>
          </table:table-row>
          <table:table-row table:style-name="Table24.7">
            <table:table-cell table:style-name="Table24.A7" office:value-type="string">
              <text:p text:style-name="P199">IndirizzoEdificio</text:p>
            </table:table-cell>
            <table:table-cell table:style-name="Table24.B7" office:value-type="string">
              <text:p text:style-name="P206">VARCHAR(45)</text:p>
            </table:table-cell>
            <table:table-cell table:style-name="Table24.C7" office:value-type="string">
              <text:p text:style-name="P194">NN</text:p>
            </table:table-cell>
          </table:table-row>
        </table:table>
        <text:h text:style-name="P15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76"><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82">Attributo</text:p>
            </table:table-cell>
            <table:table-cell table:style-name="Table25.A2" office:value-type="string">
              <text:p text:style-name="P182">Tipo di dato</text:p>
            </table:table-cell>
            <table:table-cell table:style-name="Table25.A2" office:value-type="string">
              <text:p text:style-name="P205"><text:span text:style-name="T77">Attributi</text:span></text:p>
            </table:table-cell>
          </table:table-row>
          <table:table-row table:style-name="Table25.5">
            <table:table-cell table:style-name="Table25.A3" office:value-type="string">
              <text:p text:style-name="P200">CFDipendente</text:p>
            </table:table-cell>
            <table:table-cell table:style-name="Table25.B3" office:value-type="string">
              <text:p text:style-name="P207"><text:span text:style-name="T83">C</text:span><text:span text:style-name="T82">HAR(16)</text:span></text:p>
            </table:table-cell>
            <table:table-cell table:style-name="Table25.C3" office:value-type="string">
              <text:p text:style-name="P190"/>
            </table:table-cell>
          </table:table-row>
          <table:table-row table:style-name="Table25.5">
            <table:table-cell table:style-name="Table25.A4" office:value-type="string">
              <text:p text:style-name="P200">NumTelefonicoEsternoPostazione</text:p>
            </table:table-cell>
            <table:table-cell table:style-name="Table25.B4" office:value-type="string">
              <text:p text:style-name="P207">VARCHAR(45)</text:p>
            </table:table-cell>
            <table:table-cell table:style-name="Table25.C4" office:value-type="string">
              <text:p text:style-name="P195">PK</text:p>
            </table:table-cell>
          </table:table-row>
          <table:table-row table:style-name="Table25.5">
            <table:table-cell table:style-name="Table25.A5" office:value-type="string">
              <text:p text:style-name="P200">Data</text:p>
            </table:table-cell>
            <table:table-cell table:style-name="Table25.B5" office:value-type="string">
              <text:p text:style-name="P207">DATE</text:p>
            </table:table-cell>
            <table:table-cell table:style-name="Table25.C5" office:value-type="string">
              <text:p text:style-name="P195">PK</text:p>
            </table:table-cell>
          </table:table-row>
        </table:table>
        <text:h text:style-name="P15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76"><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82">Attributo</text:p>
            </table:table-cell>
            <table:table-cell table:style-name="Table26.A2" office:value-type="string">
              <text:p text:style-name="P182">Tipo di dato</text:p>
            </table:table-cell>
            <table:table-cell table:style-name="Table26.A2" office:value-type="string">
              <text:p text:style-name="P205"><text:span text:style-name="T77">Attributi</text:span></text:p>
            </table:table-cell>
          </table:table-row>
          <table:table-row table:style-name="Table26.5">
            <table:table-cell table:style-name="Table26.A3" office:value-type="string">
              <text:p text:style-name="P200">CFDipendente</text:p>
            </table:table-cell>
            <table:table-cell table:style-name="Table26.B3" office:value-type="string">
              <text:p text:style-name="P207"><text:span text:style-name="T83">C</text:span><text:span text:style-name="T82">HAR(16)</text:span></text:p>
            </table:table-cell>
            <table:table-cell table:style-name="Table26.C3" office:value-type="string">
              <text:p text:style-name="P195">PK</text:p>
            </table:table-cell>
          </table:table-row>
          <table:table-row table:style-name="Table26.5">
            <table:table-cell table:style-name="Table26.A4" office:value-type="string">
              <text:p text:style-name="P200">NomeMansione</text:p>
            </table:table-cell>
            <table:table-cell table:style-name="Table26.B4" office:value-type="string">
              <text:p text:style-name="P207">VARCHAR(45)</text:p>
            </table:table-cell>
            <table:table-cell table:style-name="Table26.C4" office:value-type="string">
              <text:p text:style-name="P195">NN</text:p>
            </table:table-cell>
          </table:table-row>
          <table:table-row table:style-name="Table26.5">
            <table:table-cell table:style-name="Table26.A5" office:value-type="string">
              <text:p text:style-name="P200">NomeSettore</text:p>
            </table:table-cell>
            <table:table-cell table:style-name="Table26.B5" office:value-type="string">
              <text:p text:style-name="P207">VARCHAR(45)</text:p>
            </table:table-cell>
            <table:table-cell table:style-name="Table26.C5" office:value-type="string">
              <text:p text:style-name="P195">NN</text:p>
            </table:table-cell>
          </table:table-row>
        </table:table>
        <text:h text:style-name="P151" text:outline-level="2">Indici</text:h>
        <text:p text:style-name="P128">Compilare la seguente tabella, per ciascuna tabella del database in cui sono presenti degli indici. Descrivere le motivazioni che hanno portato alla creazione di un indice.</text:p>
        <text:p text:style-name="P101"/>
        <table:table table:name="Table11" table:style-name="Table11">
          <table:table-column table:style-name="Table11.A"/>
          <table:table-column table:style-name="Table11.B"/>
          <table:table-row table:style-name="Table11.1">
            <table:table-cell table:style-name="Table11.A1" table:number-columns-spanned="2" office:value-type="string">
              <text:p text:style-name="P98">Tabella &lt;nome&gt;</text:p>
            </table:table-cell>
            <table:covered-table-cell/>
          </table:table-row>
          <table:table-row table:style-name="Table11.1">
            <table:table-cell table:style-name="Table11.A2" office:value-type="string">
              <text:p text:style-name="P100">Indice &lt;nome&gt;</text:p>
            </table:table-cell>
            <table:table-cell table:style-name="Table11.A2" office:value-type="string">
              <text:p text:style-name="P87"><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text:soft-page-break/>Stored Procedures e transazioni</text:h>
        <text:p text:style-name="P127"><text:span text:style-name="T84">Mostrare e commentare le stored procedure che sono state realizzate per implementare la logica applicativa delle operazioni sui dati, evidenziando quando (e perché) sono state realizzate operazioni transazionali complesse.</text:span></text:p>
        <text:p text:style-name="P85"/>
        <text:h text:style-name="P145"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8">-- </text:span></text:span><text:span text:style-name="_5f_OOoSQLComment"><text:span text:style-name="T152">creating schema</text:span></text:span></text:h>
        <text:h text:style-name="P7" text:outline-level="2"><text:span text:style-name="_5f_OOoSQLKeyWord"><text:span text:style-name="T148">CREATE</text:span></text:span><text:span text:style-name="T148"> </text:span><text:span text:style-name="_5f_OOoSQLKeyWord"><text:span text:style-name="T148">DATABASE</text:span></text:span><text:span text:style-name="T148"> </text:span><text:span text:style-name="_5f_OOoSQLIdent"><text:span text:style-name="T148">`directory_aziendale`</text:span></text:span><text:span text:style-name="_5f_OOoSQLSpecial"><text:span text:style-name="T148">;</text:span></text:span></text:h>
        <text:p text:style-name="P10"><text:span text:style-name="_5f_OOoSQLSpecial"><text:span text:style-name="T148"/></text:span></text:p>
        <text:p text:style-name="P10"><text:span text:style-name="_5f_OOoSQLComment"><text:span text:style-name="T148">-- </text:span></text:span><text:span text:style-name="_5f_OOoSQLComment"><text:span text:style-name="T152">creating tables</text:span></text:span></text:p>
        <text:p text:style-name="P10"><text:span text:style-name="_5f_OOoSQLComment"><text:span text:style-name="T152"/></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DIPENDENTE` </text:span></text:span><text:span text:style-name="_5f_OOoSQLSpecial"><text:span text:style-name="T148">(</text:span></text:span></text:p>
        <text:p text:style-name="P10"><text:span text:style-name="_5f_OOoSQLIdent"><text:span text:style-name="T148"><text:s text:c="2"/>`CF`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Ident"><text:span text:style-name="T148"> </text:span></text:span><text:span text:style-name="_5f_OOoSQLKeyWord"><text:span text:style-name="T151">primary</text:span></text:span><text:span text:style-name="_5f_OOoSQLIdent"><text:span text:style-name="T151"> </text:span></text:span><text:span text:style-name="_5f_OOoSQLKeyWord"><text:span text:style-name="T151">key</text:span></text:span><text:span text:style-name="_5f_OOoSQLSpecial"><text:span text:style-name="T148">,</text:span></text:span></text:p>
        <text:p text:style-name="P10"><text:span text:style-name="_5f_OOoSQLIdent"><text:span text:style-name="T148"><text:s text:c="2"/>`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Cognom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LuogoNascit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DataNascita`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EmailPersonal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0"><text:span text:style-name="_5f_OOoSQLIdent"><text:span text:style-name="T148"><text:s text:c="2"/>`IndirizzoResidenza`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campo è sconosciuto. Qualora lo fosse, andrebbe aggiornato quando possibile.'</text:span></text:span><text:span text:style-name="_5f_OOoSQLSpecial"><text:span text:style-name="T148">,</text:span></text:span></text:p>
        <text:p text:style-name="P10"><text:span text:style-name="_5f_OOoSQLIdent"><text:span text:style-name="T148"><text:s text:c="2"/>`NumTelefonicoEsternoPostaz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1">unique</text:span></text:span><text:span text:style-name="_5f_OOoSQLIdent"><text:span text:style-name="T151"> </text:span></text:span><text:span text:style-name="_5f_OOoSQLKeyWord"><text:span text:style-name="T148">COMMENT</text:span></text:span><text:span text:style-name="_5f_OOoSQLIdent"><text:span text:style-name="T148"> </text:span></text:span><text:span text:style-name="_5f_OOoSQLLiteral"><text:span text:style-name="T148">'I caratteri presenti devono essere solo cifre numeriche (0-9) ed eventuali simboli (+, -, ...).'</text:span></text:span><text:span text:style-name="_5f_OOoSQLSpecial"><text:span text:style-name="T148">,</text:span></text:span></text:p>
        <text:p text:style-name="P10"><text:span text:style-name="_5f_OOoSQLIdent"><text:span text:style-name="T148"><text:s text:c="2"/>`DataUltimoTrasferimento` </text:span></text:span><text:span text:style-name="_5f_OOoSQLKeyWord"><text:span text:style-name="T148">DATE</text:span></text:span><text:span text:style-name="_5f_OOoSQLIdent"><text:span text:style-name="T148"> </text:span></text:span><text:span text:style-name="_5f_OOoSQLKeyWord"><text:span text:style-name="T148">COMMENT</text:span></text:span><text:span text:style-name="_5f_OOoSQLIdent"><text:span text:style-name="T148"> </text:span></text:span><text:span text:style-name="_5f_OOoSQLLiteral"><text:span text:style-name="T148">'Un valore NULL indica che il dipendente è stato assunto da poco nell\'azienda e non è stato ancora soggetto a trasferimento dal Settore Spazi.'</text:span></text:span><text:span text:style-name="_5f_OOoSQLSpecial"><text:span text:style-name="T148">,</text:span></text:span></text:p>
        <text:p text:style-name="P11"><text:span text:style-name="_5f_OOoSQLSpecial"><text:span text:style-name="T151">)</text:span></text:span></text:p>
        <text:p text:style-name="P10"><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dipendenti nell\'azienda con i loro recapiti, la loro attuale postazione e la data dell\'ultimo trasferimento, distinti dal CF.'</text:span></text:span></text:p>
        <text:p text:style-name="P10"><text:span text:style-name="_5f_OOoSQLSpecial"><text:span text:style-name="T148">;</text:span></text:span></text:p>
        <text:p text:style-name="P10"><text:span text:style-name="_5f_OOoSQLIdent"><text:span text:style-name="T148"/></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UFFICIO` </text:span></text:span><text:span text:style-name="_5f_OOoSQLSpecial"><text:span text:style-name="T148">(</text:span></text:span></text:p>
        <text:p text:style-name="P10"><text:span text:style-name="_5f_OOoSQLIdent"><text:span text:style-name="T148"><text:s text:c="2"/>`Email`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Ident"><text:span text:style-name="T150"> </text:span></text:span><text:span text:style-name="_5f_OOoSQLKeyWord"><text:span text:style-name="T148">COMMENT</text:span></text:span><text:span text:style-name="_5f_OOoSQLIdent"><text:span text:style-name="T148"> </text:span></text:span><text:span text:style-name="_5f_OOoSQLLiteral"><text:span text:style-name="T148">'Le stringhe contenute in questa colonna devono essere nella forma dettata dalla seguente espressione regolare: .*@.*\\..* (ad esempio: username@hostname.domain) '</text:span></text:span><text:span text:style-name="_5f_OOoSQLSpecial"><text:span text:style-name="T148">,</text:span></text:span></text:p>
        <text:p text:style-name="P10"><text:span text:style-name="_5f_OOoSQLIdent"><text:span text:style-name="T148"><text:s text:c="2"/>`NomeMansion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oft-page-break/><text:span text:style-name="_5f_OOoSQLIdent"><text:span text:style-name="T148"><text:s text:c="2"/>`NomeSettore`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NumPiano` </text:span></text:span><text:span text:style-name="_5f_OOoSQLKeyWord"><text:span text:style-name="T148">INT</text:span></text:span><text:span text:style-name="_5f_OOoSQLSpecial"><text:span text:style-name="T148">(</text:span></text:span><text:span text:style-name="_5f_OOoSQLLiteral"><text:span text:style-name="T148">11</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 </text:span></text:span><text:span text:style-name="_5f_OOoSQLKeyWord"><text:span text:style-name="T153">unsigned</text:span></text:span><text:span text:style-name="_5f_OOoSQLSpecial"><text:span text:style-name="T148">,</text:span></text:span></text:p>
        <text:p text:style-name="P10"><text:span text:style-name="_5f_OOoSQLIdent"><text:span text:style-name="T148"><text:s text:c="2"/>`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text:span></text:span><text:span text:style-name="_5f_OOoSQLSpecial"><text:span text:style-name="T151">)</text:span></text:span></text:p>
        <text:p text:style-name="P10"><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recapiti, ubicazione all\'interno di un edificio e mansione svolta degli uffici dell\'azienda.'</text:span></text:span><text:span text:style-name="_5f_OOoSQLSpecial"><text:span text:style-name="T148">;</text:span></text:span></text:p>
        <text:p text:style-name="P10"><text:span text:style-name="_5f_OOoSQLIdent"><text:span text:style-name="T148"/></text:span></text:p>
        <text:p text:style-name="P10"><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OSTAZIONE` </text:span></text:span><text:span text:style-name="_5f_OOoSQLSpecial"><text:span text:style-name="T148">(</text:span></text:span></text:p>
        <text:p text:style-name="P10"><text:span text:style-name="_5f_OOoSQLIdent"><text:span text:style-name="T148"><text:s text:c="2"/>`NumTelefonicoEs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50">primary</text:span></text:span><text:span text:style-name="_5f_OOoSQLIdent"><text:span text:style-name="T150"> </text:span></text:span><text:span text:style-name="_5f_OOoSQLKeyWord"><text:span text:style-name="T150">key</text:span></text:span><text:span text:style-name="_5f_OOoSQLSpecial"><text:span text:style-name="T148">,</text:span></text:span></text:p>
        <text:p text:style-name="P10"><text:span text:style-name="_5f_OOoSQLIdent"><text:span text:style-name="T148"><text:s text:c="2"/>`NumTelefonicoIntern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0"><text:span text:style-name="_5f_OOoSQLIdent"><text:span text:style-name="T148"><text:s text:c="2"/>`EmailUf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NULL</text:span></text:span><text:span text:style-name="_5f_OOoSQLSpecial"><text:span text:style-name="T148">,</text:span></text:span></text:p>
        <text:p text:style-name="P11"><text:span text:style-name="_5f_OOoSQLIdent"><text:span text:style-name="T150"><text:s text:c="3"/></text:span></text:span><text:span text:style-name="_5f_OOoSQLKeyWord"><text:span text:style-name="T150">unique</text:span></text:span><text:span text:style-name="_5f_OOoSQLIdent"><text:span text:style-name="T150"> </text:span></text:span><text:span text:style-name="_5f_OOoSQLSpecial"><text:span text:style-name="T148">(</text:span></text:span><text:span text:style-name="_5f_OOoSQLIdent"><text:span text:style-name="T148">NumTelefonicoInterno</text:span></text:span><text:span text:style-name="_5f_OOoSQLSpecial"><text:span text:style-name="T148">,</text:span></text:span><text:span text:style-name="_5f_OOoSQLIdent"><text:span text:style-name="T148"> EmailUfficio</text:span></text:span><text:span text:style-name="_5f_OOoSQLSpecial"><text:span text:style-name="T148">)</text:span></text:span></text:p>
        <text:p text:style-name="P11"><text:span text:style-name="_5f_OOoSQLSpecial"><text:span text:style-name="T151">)</text:span></text:span><text:span text:style-name="_5f_OOoSQLSpecial"><text:span text:style-name="T148">;</text:span></text:span></text:p>
        <text:p text:style-name="P10"><text:span text:style-name="_5f_OOoSQLSpecial"><text:span text:style-name="T148"/></text:span></text:p>
        <text:p text:style-name="P10"><text:span text:style-name="_5f_OOoSQLKeyWord"><text:span text:style-name="T148">create</text:span></text:span><text:span text:style-name="_5f_OOoSQLSpecial"><text:span text:style-name="T148"> </text:span></text:span><text:span text:style-name="_5f_OOoSQLKeyWord"><text:span text:style-name="T148">table</text:span></text:span><text:span text:style-name="_5f_OOoSQLSpecial"><text:span text:style-name="T148"> </text:span></text:span><text:span text:style-name="_5f_OOoSQLKeyWord"><text:span text:style-name="T148">if</text:span></text:span><text:span text:style-name="_5f_OOoSQLSpecial"><text:span text:style-name="T148"> </text:span></text:span><text:span text:style-name="_5f_OOoSQLKeyWord"><text:span text:style-name="T148">not</text:span></text:span><text:span text:style-name="_5f_OOoSQLSpecial"><text:span text:style-name="T148"> </text:span></text:span><text:span text:style-name="_5f_OOoSQLKeyWord"><text:span text:style-name="T148">exists</text:span></text:span><text:span text:style-name="_5f_OOoSQLSpeci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MANSIONE`</text:span></text:span><text:span text:style-name="_5f_OOoSQLSpecial"><text:span text:style-name="T148">(</text:span></text:span></text:p>
        <text:p text:style-name="P10"><text:span text:style-name="_5f_OOoSQLSpecial"><text:span text:style-name="T148"><text:tab/></text:span></text:span><text:span text:style-name="_5f_OOoSQLIdent"><text:span text:style-name="T148">Nom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0"><text:span text:style-name="_5f_OOoSQLSpecial"><text:span text:style-name="T148"><text:s text:c="4"/></text:span></text:span><text:span text:style-name="_5f_OOoSQLIdent"><text:span text:style-name="T148">NomeSettore</text:span></text:span><text:span text:style-name="_5f_OOoSQLSpeci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10"><text:span text:style-name="_5f_OOoSQLSpecial"><text:span text:style-name="T148"><text:s text:c="4"/></text:span></text:span><text:span text:style-name="_5f_OOoSQLKeyWord"><text:span text:style-name="T148">primary</text:span></text:span><text:span text:style-name="_5f_OOoSQLSpecial"><text:span text:style-name="T148"> </text:span></text:span><text:span text:style-name="_5f_OOoSQLKeyWord"><text:span text:style-name="T148">key</text:span></text:span><text:span text:style-name="_5f_OOoSQLSpecial"><text:span text:style-name="T148"> (</text:span></text:span><text:span text:style-name="_5f_OOoSQLIdent"><text:span text:style-name="T148">Nome</text:span></text:span><text:span text:style-name="_5f_OOoSQLSpecial"><text:span text:style-name="T148">, </text:span></text:span><text:span text:style-name="_5f_OOoSQLIdent"><text:span text:style-name="T148">NomeSettore</text:span></text:span><text:span text:style-name="_5f_OOoSQLSpecial"><text:span text:style-name="T148">)</text:span></text:span></text:p>
        <text:p text:style-name="P10"><text:span text:style-name="_5f_OOoSQLSpecial"><text:span text:style-name="T148">)</text:span></text:span></text:p>
        <text:p text:style-name="P10"><text:span text:style-name="_5f_OOoSQLKeyWord"><text:span text:style-name="T148">comment</text:span></text:span><text:span text:style-name="_5f_OOoSQLSpecial"><text:span text:style-name="T148"> = </text:span></text:span><text:span text:style-name="_5f_OOoSQLLiteral"><text:span text:style-name="T148">'Registra le mansioni svolte all\'interno dell\'azienda. Esse sono identificate dal loro nome e dal nome del Settore cui fanno parte, in maniera tale che ogni settore possa nominare le sue mansione l\'uno in maniera indipendente dall\'altro';</text:span></text:span></text:p>
        <text:p text:style-name="P10"><text:span text:style-name="_5f_OOoSQLIdent"><text:span text:style-name="T148"/></text:span></text:p>
        <text:p text:style-name="P9"><text:span text:style-name="_5f_OOoSQLKeyWord"><text:span text:style-name="T148">create</text:span></text:span><text:span text:style-name="_5f_OOoSQLIdent"><text:span text:style-name="T148"> </text:span></text:span><text:span text:style-name="_5f_OOoSQLKeyWord"><text:span text:style-name="T148">table</text:span></text:span><text:span text:style-name="_5f_OOoSQLIdent"><text:span text:style-name="T148"> </text:span></text:span><text:span text:style-name="_5f_OOoSQLKeyWord"><text:span text:style-name="T148">if</text:span></text:span><text:span text:style-name="_5f_OOoSQLIdent"><text:span text:style-name="T148"> </text:span></text:span><text:span text:style-name="_5f_OOoSQLKeyWord"><text:span text:style-name="T148">not</text:span></text:span><text:span text:style-name="_5f_OOoSQLIdent"><text:span text:style-name="T148"> </text:span></text:span><text:span text:style-name="_5f_OOoSQLKeyWord"><text:span text:style-name="T148">exists</text:span></text:span><text:span text:style-name="_5f_OOoSQLIdent"><text:span text:style-name="T148"> directory_aziendale</text:span></text:span><text:span text:style-name="_5f_OOoSQLSpecial"><text:span text:style-name="T148">.</text:span></text:span><text:span text:style-name="_5f_OOoSQLIdent"><text:span text:style-name="T148">PIANO</text:span></text:span><text:span text:style-name="_5f_OOoSQLSpecial"><text:span text:style-name="T148">(</text:span></text:span></text:p>
        <text:p text:style-name="P9"><text:span text:style-name="_5f_OOoSQLIdent"><text:span text:style-name="T148"><text:tab/>Numero </text:span></text:span><text:span text:style-name="_5f_OOoSQLKeyWord"><text:span text:style-name="T148">integer </text:span></text:span><text:span text:style-name="_5f_OOoSQLKeyWord"><text:span text:style-name="T153">unsigned</text:span></text:span><text:span text:style-name="_5f_OOoSQLSpecial"><text:span text:style-name="T148">,</text:span></text:span></text:p>
        <text:p text:style-name="P9"><text:span text:style-name="_5f_OOoSQLIdent"><text:span text:style-name="T148"><text:s text:c="4"/>IndirizzoEdificio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9"><text:span text:style-name="_5f_OOoSQLIdent"><text:span text:style-name="T148"><text:s text:c="4"/></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Ident"><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Ident"><text:span text:style-name="T148"> IndirizzoEdificio</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Ident"><text:span text:style-name="T148"> </text:span></text:span><text:span text:style-name="_5f_OOoSQLSpecial"><text:span text:style-name="T148">=</text:span></text:span><text:span text:style-name="_5f_OOoSQLIdent"><text:span text:style-name="T148"> </text:span></text:span><text:span text:style-name="_5f_OOoSQLLiteral"><text:span text:style-name="T148">'Registra i piani e gli edifici occupati dall\'azienda.'</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TRASFERITO_A</text:span></text:span><text:span text:style-name="_5f_OOoSQLSpecial"><text:span text:style-name="T148">(</text:span></text:span></text:p>
        <text:p text:style-name="P9"><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 </text:span></text:span><text:span text:style-name="_5f_OOoSQLKeyWord"><text:span text:style-name="T149">not</text:span></text:span><text:span text:style-name="_5f_OOoSQLSpecial"><text:span text:style-name="T149"> </text:span></text:span><text:span text:style-name="_5f_OOoSQLKeyWord"><text:span text:style-name="T149">null</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umTelefonicoEsternoPostaz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Data`</text:span></text:span><text:span text:style-name="_5f_OOoSQLLiteral"><text:span text:style-name="T148"> </text:span></text:span><text:span text:style-name="_5f_OOoSQLKeyWord"><text:span text:style-name="T148">dat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Ident"><text:span text:style-name="T148">`Data`</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trasferimenti a cui i dipendenti dell\'azienda sono stati sottoposti durante il corso del tempo.'</text:span></text:span></text:p>
        <text:p text:style-name="P9"><text:span text:style-name="_5f_OOoSQLLiteral"><text:span text:style-name="T148"/></text:span></text:p>
        <text:p text:style-name="P9"><text:soft-page-break/><text:span text:style-name="_5f_OOoSQLKeyWord"><text:span text:style-name="T148">create</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KeyWord"><text:span text:style-name="T148">if</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exists</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span text:style-name="_5f_OOoSQLSpecial"><text:span text:style-name="T148">(</text:span></text:span></text:p>
        <text:p text:style-name="P9"><text:span text:style-name="_5f_OOoSQLLiteral"><text:span text:style-name="T148"><text:tab/></text:span></text:span><text:span text:style-name="_5f_OOoSQLIdent"><text:span text:style-name="T148">CFDipendente</text:span></text:span><text:span text:style-name="_5f_OOoSQLLiteral"><text:span text:style-name="T148"> </text:span></text:span><text:span text:style-name="_5f_OOoSQLKeyWord"><text:span text:style-name="T148">char</text:span></text:span><text:span text:style-name="_5f_OOoSQLSpecial"><text:span text:style-name="T148">(</text:span></text:span><text:span text:style-name="_5f_OOoSQLLiteral"><text:span text:style-name="T148">16</text:span></text:span><text:span text:style-name="_5f_OOoSQLSpecial"><text:span text:style-name="T148">)</text:span></text:span><text:span text:style-name="_5f_OOoSQLLiteral"><text:span text:style-name="T148"> </text:span></text:span><text:span text:style-name="_5f_OOoSQLKeyWord"><text:span text:style-name="T148">primary</text:span></text:span><text:span text:style-name="_5f_OOoSQLLiteral"><text:span text:style-name="T148"> </text:span></text:span><text:span text:style-name="_5f_OOoSQLKeyWord"><text:span text:style-name="T148">key</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omeMansion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9"><text:span text:style-name="_5f_OOoSQLLiteral"><text:span text:style-name="T148"><text:s text:c="4"/></text:span></text:span><text:span text:style-name="_5f_OOoSQLIdent"><text:span text:style-name="T148">NomeSettore</text:span></text:span><text:span text:style-name="_5f_OOoSQLLiteral"><text:span text:style-name="T148"> </text:span></text:span><text:span text:style-name="_5f_OOoSQLKeyWord"><text:span text:style-name="T148">varchar</text:span></text:span><text:span text:style-name="_5f_OOoSQLSpecial"><text:span text:style-name="T148">(</text:span></text:span><text:span text:style-name="_5f_OOoSQLLiteral"><text:span text:style-name="T148">45</text:span></text:span><text:span text:style-name="_5f_OOoSQLSpecial"><text:span text:style-name="T148">)</text:span></text:span><text:span text:style-name="_5f_OOoSQLLiteral"><text:span text:style-name="T148"> </text:span></text:span><text:span text:style-name="_5f_OOoSQLKeyWord"><text:span text:style-name="T148">not</text:span></text:span><text:span text:style-name="_5f_OOoSQLLiteral"><text:span text:style-name="T148"> </text:span></text:span><text:span text:style-name="_5f_OOoSQLKeyWord"><text:span text:style-name="T148">null</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unique</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Special"><text:span text:style-name="T148">)</text:span></text:span></text:p>
        <text:p text:style-name="P9"><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9"><text:span text:style-name="_5f_OOoSQLLiteral"><text:span text:style-name="T148"/></text:span></text:p>
        <text:p text:style-name="P9"><text:span text:style-name="_5f_OOoSQLComment"><text:span text:style-name="T148">-- </text:span></text:span><text:span text:style-name="_5f_OOoSQLComment"><text:span text:style-name="T152">adding foreign keys</text:span></text:span></text:p>
        <text:p text:style-name="P9"><text:span text:style-name="_5f_OOoSQLKeyWord"><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POSTAZIONE</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mailUf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EmailUf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UFFICIO</text:span></text:span><text:span text:style-name="_5f_OOoSQLLiteral"><text:span text:style-name="T148"> </text:span></text:span><text:span text:style-name="_5f_OOoSQLSpecial"><text:span text:style-name="T148">(</text:span></text:span><text:span text:style-name="_5f_OOoSQLIdent"><text:span text:style-name="T148">Email</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UFFICIO</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Uf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Edificio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Pian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IANO</text:span></text:span><text:span text:style-name="_5f_OOoSQLLiteral"><text:span text:style-name="T148"> </text:span></text:span><text:span text:style-name="_5f_OOoSQLSpecial"><text:span text:style-name="T148">(</text:span></text:span><text:span text:style-name="_5f_OOoSQLIdent"><text:span text:style-name="T148">Numero</text:span></text:span><text:span text:style-name="_5f_OOoSQLSpecial"><text:span text:style-name="T148">,</text:span></text:span><text:span text:style-name="_5f_OOoSQLLiteral"><text:span text:style-name="T148"> </text:span></text:span><text:span text:style-name="_5f_OOoSQLIdent"><text:span text:style-name="T148">IndirizzoEdificio</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A_TRASFERIRE_A</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CFDipendente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CFDipendent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DIPENDENTE</text:span></text:span><text:span text:style-name="_5f_OOoSQLSpecial"><text:span text:style-name="T148">(</text:span></text:span><text:span text:style-name="_5f_OOoSQLIdent"><text:span text:style-name="T148">CF</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MansioneDaTrasferireA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omeMansion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MANSIONE</text:span></text:span><text:span text:style-name="_5f_OOoSQLLiteral"><text:span text:style-name="T148"> </text:span></text:span><text:span text:style-name="_5f_OOoSQLSpecial"><text:span text:style-name="T148">(</text:span></text:span><text:span text:style-name="_5f_OOoSQLIdent"><text:span text:style-name="T148">Nome</text:span></text:span><text:span text:style-name="_5f_OOoSQLSpecial"><text:span text:style-name="T148">,</text:span></text:span><text:span text:style-name="_5f_OOoSQLLiteral"><text:span text:style-name="T148"> </text:span></text:span><text:span text:style-name="_5f_OOoSQLIdent"><text:span text:style-name="T148">NomeSettore</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cascade</text:span></text:span><text:span text:style-name="_5f_OOoSQLSpecial"><text:span text:style-name="T148">;</text:span></text:span></text:p>
        <text:p text:style-name="P9"><text:soft-page-break/><text:span text:style-name="_5f_OOoSQLLiteral"><text:span text:style-name="T148"/></text:span></text:p>
        <text:p text:style-name="P9"><text:span text:style-name="_5f_OOoSQLKeyWord"><text:span text:style-name="T148">alter</text:span></text:span><text:span text:style-name="_5f_OOoSQLLiteral"><text:span text:style-name="T148"> </text:span></text:span><text:span text:style-name="_5f_OOoSQLKeyWord"><text:span text:style-name="T148">table</text:span></text:span><text:span text:style-name="_5f_OOoSQLLiteral"><text:span text:style-name="T148"> </text:span></text:span><text:span text:style-name="_5f_OOoSQLIdent"><text:span text:style-name="T148">directory_aziendale</text:span></text:span><text:span text:style-name="_5f_OOoSQLSpecial"><text:span text:style-name="T148">.</text:span></text:span><text:span text:style-name="_5f_OOoSQLIdent"><text:span text:style-name="T148">DIPENDENTE</text:span></text:span></text:p>
        <text:p text:style-name="P9"><text:span text:style-name="_5f_OOoSQLLiteral"><text:span text:style-name="T148"><text:tab/></text:span></text:span><text:span text:style-name="_5f_OOoSQLKeyWord"><text:span text:style-name="T148">add</text:span></text:span><text:span text:style-name="_5f_OOoSQLLiteral"><text:span text:style-name="T148"> </text:span></text:span><text:span text:style-name="_5f_OOoSQLKeyWord"><text:span text:style-name="T148">constraint</text:span></text:span><text:span text:style-name="_5f_OOoSQLLiteral"><text:span text:style-name="T148"> </text:span></text:span><text:span text:style-name="_5f_OOoSQLIdent"><text:span text:style-name="T148">NumTelefonicoEsternoPostazioneDipendente_FK</text:span></text:span><text:span text:style-name="_5f_OOoSQLLiteral"><text:span text:style-name="T148"> </text:span></text:span></text:p>
        <text:p text:style-name="P9"><text:span text:style-name="_5f_OOoSQLLiteral"><text:span text:style-name="T148"><text:s text:c="4"/></text:span></text:span><text:span text:style-name="_5f_OOoSQLKeyWord"><text:span text:style-name="T148">foreign</text:span></text:span><text:span text:style-name="_5f_OOoSQLLiteral"><text:span text:style-name="T148"> </text:span></text:span><text:span text:style-name="_5f_OOoSQLKeyWord"><text:span text:style-name="T148">key</text:span></text:span><text:span text:style-name="_5f_OOoSQLLiteral"><text:span text:style-name="T148"> </text:span></text:span><text:span text:style-name="_5f_OOoSQLSpecial"><text:span text:style-name="T148">(</text:span></text:span><text:span text:style-name="_5f_OOoSQLIdent"><text:span text:style-name="T148">NumTelefonicoEsternoPostazione</text:span></text:span><text:span text:style-name="_5f_OOoSQLSpecial"><text:span text:style-name="T148">)</text:span></text:span><text:span text:style-name="_5f_OOoSQLLiteral"><text:span text:style-name="T148"> </text:span></text:span><text:span text:style-name="_5f_OOoSQLKeyWord"><text:span text:style-name="T148">references</text:span></text:span><text:span text:style-name="_5f_OOoSQLLiteral"><text:span text:style-name="T148"> </text:span></text:span><text:span text:style-name="_5f_OOoSQLIdent"><text:span text:style-name="T148">POSTAZIONE</text:span></text:span><text:span text:style-name="_5f_OOoSQLLiteral"><text:span text:style-name="T148"> </text:span></text:span><text:span text:style-name="_5f_OOoSQLSpecial"><text:span text:style-name="T148">(</text:span></text:span><text:span text:style-name="_5f_OOoSQLIdent"><text:span text:style-name="T148">NumTelefonicoEsterno</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update</text:span></text:span><text:span text:style-name="_5f_OOoSQLLiteral"><text:span text:style-name="T148"> </text:span></text:span><text:span text:style-name="_5f_OOoSQLKeyWord"><text:span text:style-name="T148">cascade</text:span></text:span></text:p>
        <text:p text:style-name="P9"><text:span text:style-name="_5f_OOoSQLLiteral"><text:span text:style-name="T148"><text:s text:c="4"/></text:span></text:span><text:span text:style-name="_5f_OOoSQLKeyWord"><text:span text:style-name="T148">on</text:span></text:span><text:span text:style-name="_5f_OOoSQLLiteral"><text:span text:style-name="T148"> </text:span></text:span><text:span text:style-name="_5f_OOoSQLKeyWord"><text:span text:style-name="T148">delete</text:span></text:span><text:span text:style-name="_5f_OOoSQLLiteral"><text:span text:style-name="T148"> </text:span></text:span><text:span text:style-name="_5f_OOoSQLKeyWord"><text:span text:style-name="T148">restrict</text:span></text:span><text:span text:style-name="_5f_OOoSQLSpecial"><text:span text:style-name="T148">,</text:span></text:span></text:p>
        <text:p text:style-name="P9"><text:span text:style-name="_5f_OOoSQLLiteral"><text:span text:style-name="T148"><text:s text:c="4"/></text:span></text:span><text:span text:style-name="_5f_OOoSQLKeyWord"><text:span text:style-name="T148">comment</text:span></text:span><text:span text:style-name="_5f_OOoSQLLiteral"><text:span text:style-name="T148"> </text:span></text:span><text:span text:style-name="_5f_OOoSQLSpecial"><text:span text:style-name="T148">=</text:span></text:span><text:span text:style-name="_5f_OOoSQLLiteral"><text:span text:style-name="T148"> 'se occupata, prima di poter cancellare la postazione è necessario trasferire il dipendente che la occupa.'</text:span></text:span></text:p>
        <text:h text:style-name="P6" text:outline-level="2">Codice del Front-End</text:h>
        <text:p text:style-name="P128">Riportare (correttamente formattato) il codice C del thin client realizzato per interagire con la base di dati.</text:p>
        <text:p text:style-name="P8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9"><draw:text-box fo:min-height="0.041cm" fo:min-width="0.041cm"><text:p text:style-name="MP3"><text:span text:style-name="page_20_number"><text:span text:style-name="MT4"><text:page-number text:select-page="current">2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7T16:57:02.173584255</dc:date>
    <meta:editing-duration>P1DT6H6M25S</meta:editing-duration>
    <meta:generator>LibreOffice/6.3.6.2$Linux_X86_64 LibreOffice_project/30$Build-2</meta:generator>
    <meta:editing-cycles>144</meta:editing-cycles>
    <meta:document-statistic meta:table-count="25" meta:image-count="7" meta:object-count="17" meta:page-count="28" meta:paragraph-count="672" meta:word-count="4944" meta:character-count="34341" meta:non-whitespace-character-count="2992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